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anxious_init_random_memory_10_times4ave_1_maxs_10.0" table:style-name="ta1">
        <table:shapes>
          <draw:frame draw:z-index="0" draw:style-name="gr1" draw:text-style-name="P1" svg:width="36.039cm" svg:height="9.005cm" svg:x="4.982cm" svg:y="46.963cm">
            <draw:object draw:notify-on-update-of-ranges="'TESTBENCH_metaheu_ls_vnd_bvns_ts__niter_10_search_anxious_init_random_memory_10_times4ave_1_maxs_10.0'.E1:'TESTBENCH_metaheu_ls_vnd_bvns_ts__niter_10_search_anxious_init_random_memory_10_times4ave_1_maxs_10.0'.E1 'TESTBENCH_metaheu_ls_vnd_bvns_ts__niter_10_search_anxious_init_random_memory_10_times4ave_1_maxs_10.0'.E2:'TESTBENCH_metaheu_ls_vnd_bvns_ts__niter_10_search_anxious_init_random_memory_10_times4ave_1_maxs_10.0'.E101 'TESTBENCH_metaheu_ls_vnd_bvns_ts__niter_10_search_anxious_init_random_memory_10_times4ave_1_maxs_10.0'.H1:'TESTBENCH_metaheu_ls_vnd_bvns_ts__niter_10_search_anxious_init_random_memory_10_times4ave_1_maxs_10.0'.H1 'TESTBENCH_metaheu_ls_vnd_bvns_ts__niter_10_search_anxious_init_random_memory_10_times4ave_1_maxs_10.0'.H2:'TESTBENCH_metaheu_ls_vnd_bvns_ts__niter_10_search_anxious_init_random_memory_10_times4ave_1_maxs_10.0'.H101 'TESTBENCH_metaheu_ls_vnd_bvns_ts__niter_10_search_anxious_init_random_memory_10_times4ave_1_maxs_10.0'.K1:'TESTBENCH_metaheu_ls_vnd_bvns_ts__niter_10_search_anxious_init_random_memory_10_times4ave_1_maxs_10.0'.K1 'TESTBENCH_metaheu_ls_vnd_bvns_ts__niter_10_search_anxious_init_random_memory_10_times4ave_1_maxs_10.0'.K2:'TESTBENCH_metaheu_ls_vnd_bvns_ts__niter_10_search_anxious_init_random_memory_10_times4ave_1_maxs_10.0'.K101 'TESTBENCH_metaheu_ls_vnd_bvns_ts__niter_10_search_anxious_init_random_memory_10_times4ave_1_maxs_10.0'.N1:'TESTBENCH_metaheu_ls_vnd_bvns_ts__niter_10_search_anxious_init_random_memory_10_times4ave_1_maxs_10.0'.N1 'TESTBENCH_metaheu_ls_vnd_bvns_ts__niter_10_search_anxious_init_random_memory_10_times4ave_1_maxs_10.0'.N2:'TESTBENCH_metaheu_ls_vnd_bvns_ts__niter_10_search_anxious_init_random_memory_10_times4ave_1_maxs_10.0'.N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50nodes/dis_74.txt</text:p>
          </table:table-cell>
          <table:table-cell office:value-type="float" office:value="0.00349640846252441" calcext:value-type="float">
            <text:p>0,003496408462524</text:p>
          </table:table-cell>
          <table:table-cell table:number-columns-repeated="2" office:value-type="float" office:value="7722" calcext:value-type="float">
            <text:p>7722</text:p>
          </table:table-cell>
          <table:table-cell office:value-type="float" office:value="0.187491178512573" calcext:value-type="float">
            <text:p>0,187491178512573</text:p>
          </table:table-cell>
          <table:table-cell table:number-columns-repeated="2" office:value-type="float" office:value="3764" calcext:value-type="float">
            <text:p>3764</text:p>
          </table:table-cell>
          <table:table-cell office:value-type="float" office:value="9.99860262870789" calcext:value-type="float">
            <text:p>9,99860262870789</text:p>
          </table:table-cell>
          <table:table-cell table:number-columns-repeated="2" office:value-type="float" office:value="2125" calcext:value-type="float">
            <text:p>2125</text:p>
          </table:table-cell>
          <table:table-cell office:value-type="float" office:value="10.0019135475159" calcext:value-type="float">
            <text:p>10,0019135475159</text:p>
          </table:table-cell>
          <table:table-cell table:number-columns-repeated="2"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50nodes/dis_51.txt</text:p>
          </table:table-cell>
          <table:table-cell office:value-type="float" office:value="0.0145184993743896" calcext:value-type="float">
            <text:p>0,01451849937439</text:p>
          </table:table-cell>
          <table:table-cell table:number-columns-repeated="2" office:value-type="float" office:value="8556" calcext:value-type="float">
            <text:p>8556</text:p>
          </table:table-cell>
          <table:table-cell office:value-type="float" office:value="0.176321268081665" calcext:value-type="float">
            <text:p>0,176321268081665</text:p>
          </table:table-cell>
          <table:table-cell table:number-columns-repeated="2" office:value-type="float" office:value="3312" calcext:value-type="float">
            <text:p>3312</text:p>
          </table:table-cell>
          <table:table-cell office:value-type="float" office:value="9.99686050415039" calcext:value-type="float">
            <text:p>9,99686050415039</text:p>
          </table:table-cell>
          <table:table-cell table:number-columns-repeated="2" office:value-type="float" office:value="2047" calcext:value-type="float">
            <text:p>2047</text:p>
          </table:table-cell>
          <table:table-cell office:value-type="float" office:value="10.0213758945465" calcext:value-type="float">
            <text:p>10,0213758945465</text:p>
          </table:table-cell>
          <table:table-cell table:number-columns-repeated="2"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50nodes/dis_50.txt</text:p>
          </table:table-cell>
          <table:table-cell office:value-type="float" office:value="0.00551772117614746" calcext:value-type="float">
            <text:p>0,005517721176147</text:p>
          </table:table-cell>
          <table:table-cell table:number-columns-repeated="2" office:value-type="float" office:value="8466" calcext:value-type="float">
            <text:p>8466</text:p>
          </table:table-cell>
          <table:table-cell office:value-type="float" office:value="0.138576030731201" calcext:value-type="float">
            <text:p>0,138576030731201</text:p>
          </table:table-cell>
          <table:table-cell table:number-columns-repeated="2" office:value-type="float" office:value="3940" calcext:value-type="float">
            <text:p>3940</text:p>
          </table:table-cell>
          <table:table-cell office:value-type="float" office:value="9.9982054233551" calcext:value-type="float">
            <text:p>9,9982054233551</text:p>
          </table:table-cell>
          <table:table-cell table:number-columns-repeated="2" office:value-type="float" office:value="2234" calcext:value-type="float">
            <text:p>2234</text:p>
          </table:table-cell>
          <table:table-cell office:value-type="float" office:value="10.0015578269959" calcext:value-type="float">
            <text:p>10,0015578269959</text:p>
          </table:table-cell>
          <table:table-cell table:number-columns-repeated="2"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50nodes/dis_72.txt</text:p>
          </table:table-cell>
          <table:table-cell office:value-type="float" office:value="0.0034172534942627" calcext:value-type="float">
            <text:p>0,003417253494263</text:p>
          </table:table-cell>
          <table:table-cell table:number-columns-repeated="2" office:value-type="float" office:value="9321" calcext:value-type="float">
            <text:p>9321</text:p>
          </table:table-cell>
          <table:table-cell office:value-type="float" office:value="0.187241792678833" calcext:value-type="float">
            <text:p>0,187241792678833</text:p>
          </table:table-cell>
          <table:table-cell table:number-columns-repeated="2" office:value-type="float" office:value="3803" calcext:value-type="float">
            <text:p>3803</text:p>
          </table:table-cell>
          <table:table-cell office:value-type="float" office:value="9.99774241447449" calcext:value-type="float">
            <text:p>9,99774241447449</text:p>
          </table:table-cell>
          <table:table-cell table:number-columns-repeated="2" office:value-type="float" office:value="2099" calcext:value-type="float">
            <text:p>2099</text:p>
          </table:table-cell>
          <table:table-cell office:value-type="float" office:value="10.0288832187653" calcext:value-type="float">
            <text:p>10,0288832187653</text:p>
          </table:table-cell>
          <table:table-cell table:number-columns-repeated="2"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50nodes/dis_29.txt</text:p>
          </table:table-cell>
          <table:table-cell office:value-type="float" office:value="0.02311110496521" calcext:value-type="float">
            <text:p>0,02311110496521</text:p>
          </table:table-cell>
          <table:table-cell table:number-columns-repeated="2" office:value-type="float" office:value="7182" calcext:value-type="float">
            <text:p>7182</text:p>
          </table:table-cell>
          <table:table-cell office:value-type="float" office:value="0.163965702056885" calcext:value-type="float">
            <text:p>0,163965702056885</text:p>
          </table:table-cell>
          <table:table-cell table:number-columns-repeated="2" office:value-type="float" office:value="3748" calcext:value-type="float">
            <text:p>3748</text:p>
          </table:table-cell>
          <table:table-cell office:value-type="float" office:value="9.99680304527283" calcext:value-type="float">
            <text:p>9,99680304527283</text:p>
          </table:table-cell>
          <table:table-cell table:number-columns-repeated="2" office:value-type="float" office:value="2193" calcext:value-type="float">
            <text:p>2193</text:p>
          </table:table-cell>
          <table:table-cell office:value-type="float" office:value="10.0055224895477" calcext:value-type="float">
            <text:p>10,0055224895477</text:p>
          </table:table-cell>
          <table:table-cell table:number-columns-repeated="2"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50nodes/dis_1.txt</text:p>
          </table:table-cell>
          <table:table-cell office:value-type="float" office:value="0.00396227836608887" calcext:value-type="float">
            <text:p>0,003962278366089</text:p>
          </table:table-cell>
          <table:table-cell table:number-columns-repeated="2" office:value-type="float" office:value="8776" calcext:value-type="float">
            <text:p>8776</text:p>
          </table:table-cell>
          <table:table-cell office:value-type="float" office:value="0.236246347427368" calcext:value-type="float">
            <text:p>0,236246347427368</text:p>
          </table:table-cell>
          <table:table-cell table:number-columns-repeated="2" office:value-type="float" office:value="3190" calcext:value-type="float">
            <text:p>3190</text:p>
          </table:table-cell>
          <table:table-cell office:value-type="float" office:value="9.99887752532959" calcext:value-type="float">
            <text:p>9,99887752532959</text:p>
          </table:table-cell>
          <table:table-cell table:number-columns-repeated="2" office:value-type="float" office:value="2206" calcext:value-type="float">
            <text:p>2206</text:p>
          </table:table-cell>
          <table:table-cell office:value-type="float" office:value="10.0301792621613" calcext:value-type="float">
            <text:p>10,0301792621613</text:p>
          </table:table-cell>
          <table:table-cell table:number-columns-repeated="2"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50nodes/dis_12.txt</text:p>
          </table:table-cell>
          <table:table-cell office:value-type="float" office:value="0.014477014541626" calcext:value-type="float">
            <text:p>0,014477014541626</text:p>
          </table:table-cell>
          <table:table-cell table:number-columns-repeated="2" office:value-type="float" office:value="7518" calcext:value-type="float">
            <text:p>7518</text:p>
          </table:table-cell>
          <table:table-cell office:value-type="float" office:value="0.165832281112671" calcext:value-type="float">
            <text:p>0,165832281112671</text:p>
          </table:table-cell>
          <table:table-cell table:number-columns-repeated="2" office:value-type="float" office:value="4243" calcext:value-type="float">
            <text:p>4243</text:p>
          </table:table-cell>
          <table:table-cell office:value-type="float" office:value="9.99799203872681" calcext:value-type="float">
            <text:p>9,99799203872681</text:p>
          </table:table-cell>
          <table:table-cell table:number-columns-repeated="2" office:value-type="float" office:value="1960" calcext:value-type="float">
            <text:p>1960</text:p>
          </table:table-cell>
          <table:table-cell office:value-type="float" office:value="10.0021269321442" calcext:value-type="float">
            <text:p>10,0021269321442</text:p>
          </table:table-cell>
          <table:table-cell table:number-columns-repeated="2"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50nodes/dis_85.txt</text:p>
          </table:table-cell>
          <table:table-cell office:value-type="float" office:value="0.00646090507507324" calcext:value-type="float">
            <text:p>0,006460905075073</text:p>
          </table:table-cell>
          <table:table-cell table:number-columns-repeated="2" office:value-type="float" office:value="8311" calcext:value-type="float">
            <text:p>8311</text:p>
          </table:table-cell>
          <table:table-cell office:value-type="float" office:value="0.242188453674316" calcext:value-type="float">
            <text:p>0,242188453674316</text:p>
          </table:table-cell>
          <table:table-cell table:number-columns-repeated="2" office:value-type="float" office:value="3015" calcext:value-type="float">
            <text:p>3015</text:p>
          </table:table-cell>
          <table:table-cell office:value-type="float" office:value="9.99746203422546" calcext:value-type="float">
            <text:p>9,99746203422546</text:p>
          </table:table-cell>
          <table:table-cell table:number-columns-repeated="2" office:value-type="float" office:value="2177" calcext:value-type="float">
            <text:p>2177</text:p>
          </table:table-cell>
          <table:table-cell office:value-type="float" office:value="10.0044174194336" calcext:value-type="float">
            <text:p>10,0044174194336</text:p>
          </table:table-cell>
          <table:table-cell table:number-columns-repeated="2"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50nodes/dis_77.txt</text:p>
          </table:table-cell>
          <table:table-cell office:value-type="float" office:value="0.0111391544342041" calcext:value-type="float">
            <text:p>0,011139154434204</text:p>
          </table:table-cell>
          <table:table-cell table:number-columns-repeated="2" office:value-type="float" office:value="7987" calcext:value-type="float">
            <text:p>7987</text:p>
          </table:table-cell>
          <table:table-cell office:value-type="float" office:value="0.227442502975464" calcext:value-type="float">
            <text:p>0,227442502975464</text:p>
          </table:table-cell>
          <table:table-cell table:number-columns-repeated="2" office:value-type="float" office:value="3244" calcext:value-type="float">
            <text:p>3244</text:p>
          </table:table-cell>
          <table:table-cell office:value-type="float" office:value="9.9969334602356" calcext:value-type="float">
            <text:p>9,9969334602356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10.0268168449402" calcext:value-type="float">
            <text:p>10,0268168449402</text:p>
          </table:table-cell>
          <table:table-cell table:number-columns-repeated="2"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50nodes/dis_55.txt</text:p>
          </table:table-cell>
          <table:table-cell office:value-type="float" office:value="0.0272228717803955" calcext:value-type="float">
            <text:p>0,027222871780396</text:p>
          </table:table-cell>
          <table:table-cell table:number-columns-repeated="2" office:value-type="float" office:value="7135" calcext:value-type="float">
            <text:p>7135</text:p>
          </table:table-cell>
          <table:table-cell office:value-type="float" office:value="0.208101749420166" calcext:value-type="float">
            <text:p>0,208101749420166</text:p>
          </table:table-cell>
          <table:table-cell table:number-columns-repeated="2" office:value-type="float" office:value="3402" calcext:value-type="float">
            <text:p>3402</text:p>
          </table:table-cell>
          <table:table-cell office:value-type="float" office:value="10.0010101795197" calcext:value-type="float">
            <text:p>10,0010101795197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0.0354752540588" calcext:value-type="float">
            <text:p>10,0354752540588</text:p>
          </table:table-cell>
          <table:table-cell table:number-columns-repeated="2"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50nodes/dis_57.txt</text:p>
          </table:table-cell>
          <table:table-cell office:value-type="float" office:value="0.0200052261352539" calcext:value-type="float">
            <text:p>0,020005226135254</text:p>
          </table:table-cell>
          <table:table-cell table:number-columns-repeated="2" office:value-type="float" office:value="8616" calcext:value-type="float">
            <text:p>8616</text:p>
          </table:table-cell>
          <table:table-cell office:value-type="float" office:value="0.181288719177246" calcext:value-type="float">
            <text:p>0,181288719177246</text:p>
          </table:table-cell>
          <table:table-cell table:number-columns-repeated="2" office:value-type="float" office:value="2859" calcext:value-type="float">
            <text:p>2859</text:p>
          </table:table-cell>
          <table:table-cell office:value-type="float" office:value="9.99784922599793" calcext:value-type="float">
            <text:p>9,99784922599793</text:p>
          </table:table-cell>
          <table:table-cell table:number-columns-repeated="2" office:value-type="float" office:value="2054" calcext:value-type="float">
            <text:p>2054</text:p>
          </table:table-cell>
          <table:table-cell office:value-type="float" office:value="10.0084784030914" calcext:value-type="float">
            <text:p>10,0084784030914</text:p>
          </table:table-cell>
          <table:table-cell table:number-columns-repeated="2"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50nodes/dis_37.txt</text:p>
          </table:table-cell>
          <table:table-cell office:value-type="float" office:value="0.011791467666626" calcext:value-type="float">
            <text:p>0,011791467666626</text:p>
          </table:table-cell>
          <table:table-cell table:number-columns-repeated="2" office:value-type="float" office:value="8021" calcext:value-type="float">
            <text:p>8021</text:p>
          </table:table-cell>
          <table:table-cell office:value-type="float" office:value="0.175507783889771" calcext:value-type="float">
            <text:p>0,175507783889771</text:p>
          </table:table-cell>
          <table:table-cell table:number-columns-repeated="2" office:value-type="float" office:value="3440" calcext:value-type="float">
            <text:p>3440</text:p>
          </table:table-cell>
          <table:table-cell office:value-type="float" office:value="9.9986469745636" calcext:value-type="float">
            <text:p>9,9986469745636</text:p>
          </table:table-cell>
          <table:table-cell table:number-columns-repeated="2" office:value-type="float" office:value="2223" calcext:value-type="float">
            <text:p>2223</text:p>
          </table:table-cell>
          <table:table-cell office:value-type="float" office:value="10.0217323303223" calcext:value-type="float">
            <text:p>10,0217323303223</text:p>
          </table:table-cell>
          <table:table-cell table:number-columns-repeated="2"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50nodes/dis_4.txt</text:p>
          </table:table-cell>
          <table:table-cell office:value-type="float" office:value="0.0240504741668701" calcext:value-type="float">
            <text:p>0,02405047416687</text:p>
          </table:table-cell>
          <table:table-cell table:number-columns-repeated="2" office:value-type="float" office:value="7606" calcext:value-type="float">
            <text:p>7606</text:p>
          </table:table-cell>
          <table:table-cell office:value-type="float" office:value="0.171856641769409" calcext:value-type="float">
            <text:p>0,171856641769409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10.0025410652161" calcext:value-type="float">
            <text:p>10,0025410652161</text:p>
          </table:table-cell>
          <table:table-cell table:number-columns-repeated="2" office:value-type="float" office:value="1976" calcext:value-type="float">
            <text:p>1976</text:p>
          </table:table-cell>
          <table:table-cell office:value-type="float" office:value="10.0020785331726" calcext:value-type="float">
            <text:p>10,0020785331726</text:p>
          </table:table-cell>
          <table:table-cell table:number-columns-repeated="2"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50nodes/dis_88.txt</text:p>
          </table:table-cell>
          <table:table-cell office:value-type="float" office:value="0.0190277099609375" calcext:value-type="float">
            <text:p>0,019027709960938</text:p>
          </table:table-cell>
          <table:table-cell table:number-columns-repeated="2" office:value-type="float" office:value="7619" calcext:value-type="float">
            <text:p>7619</text:p>
          </table:table-cell>
          <table:table-cell office:value-type="float" office:value="0.159691333770752" calcext:value-type="float">
            <text:p>0,159691333770752</text:p>
          </table:table-cell>
          <table:table-cell table:number-columns-repeated="2" office:value-type="float" office:value="3869" calcext:value-type="float">
            <text:p>3869</text:p>
          </table:table-cell>
          <table:table-cell office:value-type="float" office:value="10.0004146099091" calcext:value-type="float">
            <text:p>10,0004146099091</text:p>
          </table:table-cell>
          <table:table-cell table:number-columns-repeated="2" office:value-type="float" office:value="2122" calcext:value-type="float">
            <text:p>2122</text:p>
          </table:table-cell>
          <table:table-cell office:value-type="float" office:value="9.99741983413696" calcext:value-type="float">
            <text:p>9,99741983413696</text:p>
          </table:table-cell>
          <table:table-cell table:number-columns-repeated="2"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50nodes/dis_25.txt</text:p>
          </table:table-cell>
          <table:table-cell office:value-type="float" office:value="0.0073394775390625" calcext:value-type="float">
            <text:p>0,007339477539063</text:p>
          </table:table-cell>
          <table:table-cell table:number-columns-repeated="2" office:value-type="float" office:value="7981" calcext:value-type="float">
            <text:p>7981</text:p>
          </table:table-cell>
          <table:table-cell office:value-type="float" office:value="0.282343864440918" calcext:value-type="float">
            <text:p>0,282343864440918</text:p>
          </table:table-cell>
          <table:table-cell table:number-columns-repeated="2" office:value-type="float" office:value="3008" calcext:value-type="float">
            <text:p>3008</text:p>
          </table:table-cell>
          <table:table-cell office:value-type="float" office:value="9.99840497970581" calcext:value-type="float">
            <text:p>9,99840497970581</text:p>
          </table:table-cell>
          <table:table-cell table:number-columns-repeated="2" office:value-type="float" office:value="1994" calcext:value-type="float">
            <text:p>1994</text:p>
          </table:table-cell>
          <table:table-cell office:value-type="float" office:value="9.99964642524719" calcext:value-type="float">
            <text:p>9,99964642524719</text:p>
          </table:table-cell>
          <table:table-cell table:number-columns-repeated="2" office:value-type="float" office:value="4378" calcext:value-type="float">
            <text:p>43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50nodes/dis_28.txt</text:p>
          </table:table-cell>
          <table:table-cell office:value-type="float" office:value="0.0156145095825195" calcext:value-type="float">
            <text:p>0,01561450958252</text:p>
          </table:table-cell>
          <table:table-cell table:number-columns-repeated="2" office:value-type="float" office:value="8168" calcext:value-type="float">
            <text:p>8168</text:p>
          </table:table-cell>
          <table:table-cell office:value-type="float" office:value="0.184203863143921" calcext:value-type="float">
            <text:p>0,184203863143921</text:p>
          </table:table-cell>
          <table:table-cell table:number-columns-repeated="2" office:value-type="float" office:value="3842" calcext:value-type="float">
            <text:p>3842</text:p>
          </table:table-cell>
          <table:table-cell office:value-type="float" office:value="9.99862360954285" calcext:value-type="float">
            <text:p>9,99862360954285</text:p>
          </table:table-cell>
          <table:table-cell table:number-columns-repeated="2" office:value-type="float" office:value="2148" calcext:value-type="float">
            <text:p>2148</text:p>
          </table:table-cell>
          <table:table-cell office:value-type="float" office:value="10.018275976181" calcext:value-type="float">
            <text:p>10,018275976181</text:p>
          </table:table-cell>
          <table:table-cell table:number-columns-repeated="2"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50nodes/dis_86.txt</text:p>
          </table:table-cell>
          <table:table-cell office:value-type="float" office:value="0.0186970233917236" calcext:value-type="float">
            <text:p>0,018697023391724</text:p>
          </table:table-cell>
          <table:table-cell table:number-columns-repeated="2" office:value-type="float" office:value="7659" calcext:value-type="float">
            <text:p>7659</text:p>
          </table:table-cell>
          <table:table-cell office:value-type="float" office:value="0.228487730026245" calcext:value-type="float">
            <text:p>0,228487730026245</text:p>
          </table:table-cell>
          <table:table-cell table:number-columns-repeated="2" office:value-type="float" office:value="3472" calcext:value-type="float">
            <text:p>3472</text:p>
          </table:table-cell>
          <table:table-cell office:value-type="float" office:value="9.99713516235352" calcext:value-type="float">
            <text:p>9,99713516235352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10.0366311073303" calcext:value-type="float">
            <text:p>10,0366311073303</text:p>
          </table:table-cell>
          <table:table-cell table:number-columns-repeated="2"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50nodes/dis_75.txt</text:p>
          </table:table-cell>
          <table:table-cell office:value-type="float" office:value="0.0154199600219727" calcext:value-type="float">
            <text:p>0,015419960021973</text:p>
          </table:table-cell>
          <table:table-cell table:number-columns-repeated="2" office:value-type="float" office:value="7356" calcext:value-type="float">
            <text:p>7356</text:p>
          </table:table-cell>
          <table:table-cell office:value-type="float" office:value="0.371665477752686" calcext:value-type="float">
            <text:p>0,371665477752686</text:p>
          </table:table-cell>
          <table:table-cell table:number-columns-repeated="2" office:value-type="float" office:value="3143" calcext:value-type="float">
            <text:p>3143</text:p>
          </table:table-cell>
          <table:table-cell office:value-type="float" office:value="9.99747180938721" calcext:value-type="float">
            <text:p>9,99747180938721</text:p>
          </table:table-cell>
          <table:table-cell table:number-columns-repeated="2" office:value-type="float" office:value="2068" calcext:value-type="float">
            <text:p>2068</text:p>
          </table:table-cell>
          <table:table-cell office:value-type="float" office:value="10.0019283294678" calcext:value-type="float">
            <text:p>10,0019283294678</text:p>
          </table:table-cell>
          <table:table-cell table:number-columns-repeated="2"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50nodes/dis_90.txt</text:p>
          </table:table-cell>
          <table:table-cell office:value-type="float" office:value="0.00957965850830078" calcext:value-type="float">
            <text:p>0,009579658508301</text:p>
          </table:table-cell>
          <table:table-cell table:number-columns-repeated="2" office:value-type="float" office:value="8523" calcext:value-type="float">
            <text:p>8523</text:p>
          </table:table-cell>
          <table:table-cell office:value-type="float" office:value="0.225247621536255" calcext:value-type="float">
            <text:p>0,225247621536255</text:p>
          </table:table-cell>
          <table:table-cell table:number-columns-repeated="2" office:value-type="float" office:value="3196" calcext:value-type="float">
            <text:p>3196</text:p>
          </table:table-cell>
          <table:table-cell office:value-type="float" office:value="9.99767303466797" calcext:value-type="float">
            <text:p>9,99767303466797</text:p>
          </table:table-cell>
          <table:table-cell table:number-columns-repeated="2" office:value-type="float" office:value="2074" calcext:value-type="float">
            <text:p>2074</text:p>
          </table:table-cell>
          <table:table-cell office:value-type="float" office:value="10.02166056633" calcext:value-type="float">
            <text:p>10,02166056633</text:p>
          </table:table-cell>
          <table:table-cell table:number-columns-repeated="2"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50nodes/dis_8.txt</text:p>
          </table:table-cell>
          <table:table-cell office:value-type="float" office:value="0.00475144386291504" calcext:value-type="float">
            <text:p>0,004751443862915</text:p>
          </table:table-cell>
          <table:table-cell table:number-columns-repeated="2" office:value-type="float" office:value="9179" calcext:value-type="float">
            <text:p>9179</text:p>
          </table:table-cell>
          <table:table-cell office:value-type="float" office:value="0.215621471405029" calcext:value-type="float">
            <text:p>0,215621471405029</text:p>
          </table:table-cell>
          <table:table-cell table:number-columns-repeated="2" office:value-type="float" office:value="3737" calcext:value-type="float">
            <text:p>3737</text:p>
          </table:table-cell>
          <table:table-cell office:value-type="float" office:value="9.99873781204224" calcext:value-type="float">
            <text:p>9,99873781204224</text:p>
          </table:table-cell>
          <table:table-cell table:number-columns-repeated="2" office:value-type="float" office:value="1963" calcext:value-type="float">
            <text:p>1963</text:p>
          </table:table-cell>
          <table:table-cell office:value-type="float" office:value="10.0253109931946" calcext:value-type="float">
            <text:p>10,0253109931946</text:p>
          </table:table-cell>
          <table:table-cell table:number-columns-repeated="2"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50nodes/dis_35.txt</text:p>
          </table:table-cell>
          <table:table-cell office:value-type="float" office:value="0.0140116214752197" calcext:value-type="float">
            <text:p>0,01401162147522</text:p>
          </table:table-cell>
          <table:table-cell table:number-columns-repeated="2" office:value-type="float" office:value="8340" calcext:value-type="float">
            <text:p>8340</text:p>
          </table:table-cell>
          <table:table-cell office:value-type="float" office:value="0.175812005996704" calcext:value-type="float">
            <text:p>0,175812005996704</text:p>
          </table:table-cell>
          <table:table-cell table:number-columns-repeated="2" office:value-type="float" office:value="3386" calcext:value-type="float">
            <text:p>3386</text:p>
          </table:table-cell>
          <table:table-cell office:value-type="float" office:value="9.99871444702148" calcext:value-type="float">
            <text:p>9,99871444702148</text:p>
          </table:table-cell>
          <table:table-cell table:number-columns-repeated="2" office:value-type="float" office:value="2137" calcext:value-type="float">
            <text:p>2137</text:p>
          </table:table-cell>
          <table:table-cell office:value-type="float" office:value="10.0131447315216" calcext:value-type="float">
            <text:p>10,0131447315216</text:p>
          </table:table-cell>
          <table:table-cell table:number-columns-repeated="2"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50nodes/dis_82.txt</text:p>
          </table:table-cell>
          <table:table-cell office:value-type="float" office:value="0.020221471786499" calcext:value-type="float">
            <text:p>0,020221471786499</text:p>
          </table:table-cell>
          <table:table-cell table:number-columns-repeated="2" office:value-type="float" office:value="7309" calcext:value-type="float">
            <text:p>7309</text:p>
          </table:table-cell>
          <table:table-cell office:value-type="float" office:value="0.239084243774414" calcext:value-type="float">
            <text:p>0,239084243774414</text:p>
          </table:table-cell>
          <table:table-cell table:number-columns-repeated="2" office:value-type="float" office:value="2955" calcext:value-type="float">
            <text:p>2955</text:p>
          </table:table-cell>
          <table:table-cell office:value-type="float" office:value="9.99686336517334" calcext:value-type="float">
            <text:p>9,99686336517334</text:p>
          </table:table-cell>
          <table:table-cell table:number-columns-repeated="2" office:value-type="float" office:value="1971" calcext:value-type="float">
            <text:p>1971</text:p>
          </table:table-cell>
          <table:table-cell office:value-type="float" office:value="10.0146994590759" calcext:value-type="float">
            <text:p>10,0146994590759</text:p>
          </table:table-cell>
          <table:table-cell table:number-columns-repeated="2"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50nodes/dis_13.txt</text:p>
          </table:table-cell>
          <table:table-cell office:value-type="float" office:value="0.0128791332244873" calcext:value-type="float">
            <text:p>0,012879133224487</text:p>
          </table:table-cell>
          <table:table-cell table:number-columns-repeated="2" office:value-type="float" office:value="7723" calcext:value-type="float">
            <text:p>7723</text:p>
          </table:table-cell>
          <table:table-cell office:value-type="float" office:value="0.253551721572876" calcext:value-type="float">
            <text:p>0,253551721572876</text:p>
          </table:table-cell>
          <table:table-cell table:number-columns-repeated="2" office:value-type="float" office:value="3216" calcext:value-type="float">
            <text:p>3216</text:p>
          </table:table-cell>
          <table:table-cell office:value-type="float" office:value="9.99717879295349" calcext:value-type="float">
            <text:p>9,99717879295349</text:p>
          </table:table-cell>
          <table:table-cell table:number-columns-repeated="2" office:value-type="float" office:value="2102" calcext:value-type="float">
            <text:p>2102</text:p>
          </table:table-cell>
          <table:table-cell office:value-type="float" office:value="10.0176656246185" calcext:value-type="float">
            <text:p>10,0176656246185</text:p>
          </table:table-cell>
          <table:table-cell table:number-columns-repeated="2"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50nodes/dis_53.txt</text:p>
          </table:table-cell>
          <table:table-cell office:value-type="float" office:value="0.00508832931518555" calcext:value-type="float">
            <text:p>0,005088329315186</text:p>
          </table:table-cell>
          <table:table-cell table:number-columns-repeated="2" office:value-type="float" office:value="8478" calcext:value-type="float">
            <text:p>8478</text:p>
          </table:table-cell>
          <table:table-cell office:value-type="float" office:value="0.264463901519775" calcext:value-type="float">
            <text:p>0,264463901519775</text:p>
          </table:table-cell>
          <table:table-cell table:number-columns-repeated="2" office:value-type="float" office:value="3004" calcext:value-type="float">
            <text:p>3004</text:p>
          </table:table-cell>
          <table:table-cell office:value-type="float" office:value="9.99923133850098" calcext:value-type="float">
            <text:p>9,99923133850098</text:p>
          </table:table-cell>
          <table:table-cell table:number-columns-repeated="2" office:value-type="float" office:value="2195" calcext:value-type="float">
            <text:p>2195</text:p>
          </table:table-cell>
          <table:table-cell office:value-type="float" office:value="10.0080935955048" calcext:value-type="float">
            <text:p>10,0080935955048</text:p>
          </table:table-cell>
          <table:table-cell table:number-columns-repeated="2"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50nodes/dis_31.txt</text:p>
          </table:table-cell>
          <table:table-cell office:value-type="float" office:value="0.00661873817443848" calcext:value-type="float">
            <text:p>0,006618738174438</text:p>
          </table:table-cell>
          <table:table-cell table:number-columns-repeated="2" office:value-type="float" office:value="9052" calcext:value-type="float">
            <text:p>9052</text:p>
          </table:table-cell>
          <table:table-cell office:value-type="float" office:value="0.210713863372803" calcext:value-type="float">
            <text:p>0,210713863372803</text:p>
          </table:table-cell>
          <table:table-cell table:number-columns-repeated="2" office:value-type="float" office:value="3298" calcext:value-type="float">
            <text:p>3298</text:p>
          </table:table-cell>
          <table:table-cell office:value-type="float" office:value="9.99691939353943" calcext:value-type="float">
            <text:p>9,99691939353943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float" office:value="10.0375440120697" calcext:value-type="float">
            <text:p>10,0375440120697</text:p>
          </table:table-cell>
          <table:table-cell table:number-columns-repeated="2"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50nodes/dis_47.txt</text:p>
          </table:table-cell>
          <table:table-cell office:value-type="float" office:value="0.00341510772705078" calcext:value-type="float">
            <text:p>0,003415107727051</text:p>
          </table:table-cell>
          <table:table-cell table:number-columns-repeated="2" office:value-type="float" office:value="8465" calcext:value-type="float">
            <text:p>8465</text:p>
          </table:table-cell>
          <table:table-cell office:value-type="float" office:value="0.225009918212891" calcext:value-type="float">
            <text:p>0,225009918212891</text:p>
          </table:table-cell>
          <table:table-cell table:number-columns-repeated="2" office:value-type="float" office:value="2689" calcext:value-type="float">
            <text:p>2689</text:p>
          </table:table-cell>
          <table:table-cell office:value-type="float" office:value="9.99779272079468" calcext:value-type="float">
            <text:p>9,99779272079468</text:p>
          </table:table-cell>
          <table:table-cell table:number-columns-repeated="2" office:value-type="float" office:value="2030" calcext:value-type="float">
            <text:p>2030</text:p>
          </table:table-cell>
          <table:table-cell office:value-type="float" office:value="10.0132937431335" calcext:value-type="float">
            <text:p>10,0132937431335</text:p>
          </table:table-cell>
          <table:table-cell table:number-columns-repeated="2"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50nodes/dis_52.txt</text:p>
          </table:table-cell>
          <table:table-cell office:value-type="float" office:value="0.0150527954101563" calcext:value-type="float">
            <text:p>0,015052795410156</text:p>
          </table:table-cell>
          <table:table-cell table:number-columns-repeated="2" office:value-type="float" office:value="8052" calcext:value-type="float">
            <text:p>8052</text:p>
          </table:table-cell>
          <table:table-cell office:value-type="float" office:value="0.258972406387329" calcext:value-type="float">
            <text:p>0,258972406387329</text:p>
          </table:table-cell>
          <table:table-cell table:number-columns-repeated="2" office:value-type="float" office:value="3496" calcext:value-type="float">
            <text:p>3496</text:p>
          </table:table-cell>
          <table:table-cell office:value-type="float" office:value="9.99881076812744" calcext:value-type="float">
            <text:p>9,99881076812744</text:p>
          </table:table-cell>
          <table:table-cell table:number-columns-repeated="2" office:value-type="float" office:value="2123" calcext:value-type="float">
            <text:p>2123</text:p>
          </table:table-cell>
          <table:table-cell office:value-type="float" office:value="9.999178647995" calcext:value-type="float">
            <text:p>9,999178647995</text:p>
          </table:table-cell>
          <table:table-cell table:number-columns-repeated="2"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50nodes/dis_70.txt</text:p>
          </table:table-cell>
          <table:table-cell office:value-type="float" office:value="0.0273036956787109" calcext:value-type="float">
            <text:p>0,027303695678711</text:p>
          </table:table-cell>
          <table:table-cell table:number-columns-repeated="2" office:value-type="float" office:value="6680" calcext:value-type="float">
            <text:p>6680</text:p>
          </table:table-cell>
          <table:table-cell office:value-type="float" office:value="0.215589284896851" calcext:value-type="float">
            <text:p>0,215589284896851</text:p>
          </table:table-cell>
          <table:table-cell table:number-columns-repeated="2" office:value-type="float" office:value="3624" calcext:value-type="float">
            <text:p>3624</text:p>
          </table:table-cell>
          <table:table-cell office:value-type="float" office:value="9.99893093109131" calcext:value-type="float">
            <text:p>9,99893093109131</text:p>
          </table:table-cell>
          <table:table-cell table:number-columns-repeated="2" office:value-type="float" office:value="2176" calcext:value-type="float">
            <text:p>2176</text:p>
          </table:table-cell>
          <table:table-cell office:value-type="float" office:value="9.99859356880188" calcext:value-type="float">
            <text:p>9,99859356880188</text:p>
          </table:table-cell>
          <table:table-cell table:number-columns-repeated="2"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50nodes/dis_92.txt</text:p>
          </table:table-cell>
          <table:table-cell office:value-type="float" office:value="0.0339324474334717" calcext:value-type="float">
            <text:p>0,033932447433472</text:p>
          </table:table-cell>
          <table:table-cell table:number-columns-repeated="2" office:value-type="float" office:value="6759" calcext:value-type="float">
            <text:p>6759</text:p>
          </table:table-cell>
          <table:table-cell office:value-type="float" office:value="0.209332227706909" calcext:value-type="float">
            <text:p>0,209332227706909</text:p>
          </table:table-cell>
          <table:table-cell table:number-columns-repeated="2" office:value-type="float" office:value="4021" calcext:value-type="float">
            <text:p>4021</text:p>
          </table:table-cell>
          <table:table-cell office:value-type="float" office:value="9.99705195426941" calcext:value-type="float">
            <text:p>9,99705195426941</text:p>
          </table:table-cell>
          <table:table-cell table:number-columns-repeated="2" office:value-type="float" office:value="2167" calcext:value-type="float">
            <text:p>2167</text:p>
          </table:table-cell>
          <table:table-cell office:value-type="float" office:value="10.0244626998901" calcext:value-type="float">
            <text:p>10,0244626998901</text:p>
          </table:table-cell>
          <table:table-cell table:number-columns-repeated="2"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50nodes/dis_22.txt</text:p>
          </table:table-cell>
          <table:table-cell office:value-type="float" office:value="0.00852251052856445" calcext:value-type="float">
            <text:p>0,008522510528564</text:p>
          </table:table-cell>
          <table:table-cell table:number-columns-repeated="2" office:value-type="float" office:value="8914" calcext:value-type="float">
            <text:p>8914</text:p>
          </table:table-cell>
          <table:table-cell office:value-type="float" office:value="0.213125705718994" calcext:value-type="float">
            <text:p>0,213125705718994</text:p>
          </table:table-cell>
          <table:table-cell table:number-columns-repeated="2" office:value-type="float" office:value="3067" calcext:value-type="float">
            <text:p>3067</text:p>
          </table:table-cell>
          <table:table-cell office:value-type="float" office:value="9.99873185157776" calcext:value-type="float">
            <text:p>9,99873185157776</text:p>
          </table:table-cell>
          <table:table-cell table:number-columns-repeated="2" office:value-type="float" office:value="2193" calcext:value-type="float">
            <text:p>2193</text:p>
          </table:table-cell>
          <table:table-cell office:value-type="float" office:value="10.0049874782562" calcext:value-type="float">
            <text:p>10,0049874782562</text:p>
          </table:table-cell>
          <table:table-cell table:number-columns-repeated="2"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./data/50nodes/dis_0.txt</text:p>
          </table:table-cell>
          <table:table-cell office:value-type="float" office:value="0.0130395889282227" calcext:value-type="float">
            <text:p>0,013039588928223</text:p>
          </table:table-cell>
          <table:table-cell table:number-columns-repeated="2" office:value-type="float" office:value="8682" calcext:value-type="float">
            <text:p>8682</text:p>
          </table:table-cell>
          <table:table-cell office:value-type="float" office:value="0.180688142776489" calcext:value-type="float">
            <text:p>0,180688142776489</text:p>
          </table:table-cell>
          <table:table-cell table:number-columns-repeated="2" office:value-type="float" office:value="3128" calcext:value-type="float">
            <text:p>3128</text:p>
          </table:table-cell>
          <table:table-cell office:value-type="float" office:value="9.99559426307678" calcext:value-type="float">
            <text:p>9,99559426307678</text:p>
          </table:table-cell>
          <table:table-cell table:number-columns-repeated="2" office:value-type="float" office:value="1990" calcext:value-type="float">
            <text:p>1990</text:p>
          </table:table-cell>
          <table:table-cell office:value-type="float" office:value="10.0216448307037" calcext:value-type="float">
            <text:p>10,0216448307037</text:p>
          </table:table-cell>
          <table:table-cell table:number-columns-repeated="2"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/data/50nodes/dis_61.txt</text:p>
          </table:table-cell>
          <table:table-cell office:value-type="float" office:value="0.0324664115905762" calcext:value-type="float">
            <text:p>0,032466411590576</text:p>
          </table:table-cell>
          <table:table-cell table:number-columns-repeated="2" office:value-type="float" office:value="6681" calcext:value-type="float">
            <text:p>6681</text:p>
          </table:table-cell>
          <table:table-cell office:value-type="float" office:value="0.19852089881897" calcext:value-type="float">
            <text:p>0,19852089881897</text:p>
          </table:table-cell>
          <table:table-cell table:number-columns-repeated="2" office:value-type="float" office:value="3633" calcext:value-type="float">
            <text:p>3633</text:p>
          </table:table-cell>
          <table:table-cell office:value-type="float" office:value="9.99631023406982" calcext:value-type="float">
            <text:p>9,99631023406982</text:p>
          </table:table-cell>
          <table:table-cell table:number-columns-repeated="2" office:value-type="float" office:value="2120" calcext:value-type="float">
            <text:p>2120</text:p>
          </table:table-cell>
          <table:table-cell office:value-type="float" office:value="10.0085823535919" calcext:value-type="float">
            <text:p>10,0085823535919</text:p>
          </table:table-cell>
          <table:table-cell table:number-columns-repeated="2"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/data/50nodes/dis_6.txt</text:p>
          </table:table-cell>
          <table:table-cell office:value-type="float" office:value="0.029155969619751" calcext:value-type="float">
            <text:p>0,029155969619751</text:p>
          </table:table-cell>
          <table:table-cell table:number-columns-repeated="2" office:value-type="float" office:value="7279" calcext:value-type="float">
            <text:p>7279</text:p>
          </table:table-cell>
          <table:table-cell office:value-type="float" office:value="0.183171987533569" calcext:value-type="float">
            <text:p>0,183171987533569</text:p>
          </table:table-cell>
          <table:table-cell table:number-columns-repeated="2" office:value-type="float" office:value="3808" calcext:value-type="float">
            <text:p>3808</text:p>
          </table:table-cell>
          <table:table-cell office:value-type="float" office:value="9.99717283248901" calcext:value-type="float">
            <text:p>9,99717283248901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float" office:value="10.0344367027283" calcext:value-type="float">
            <text:p>10,0344367027283</text:p>
          </table:table-cell>
          <table:table-cell table:number-columns-repeated="2"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./data/50nodes/dis_30.txt</text:p>
          </table:table-cell>
          <table:table-cell office:value-type="float" office:value="0.00379586219787598" calcext:value-type="float">
            <text:p>0,003795862197876</text:p>
          </table:table-cell>
          <table:table-cell table:number-columns-repeated="2" office:value-type="float" office:value="8637" calcext:value-type="float">
            <text:p>8637</text:p>
          </table:table-cell>
          <table:table-cell office:value-type="float" office:value="0.193897247314453" calcext:value-type="float">
            <text:p>0,193897247314453</text:p>
          </table:table-cell>
          <table:table-cell table:number-columns-repeated="2" office:value-type="float" office:value="3533" calcext:value-type="float">
            <text:p>3533</text:p>
          </table:table-cell>
          <table:table-cell office:value-type="float" office:value="10.0001871585846" calcext:value-type="float">
            <text:p>10,0001871585846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10.034773349762" calcext:value-type="float">
            <text:p>10,034773349762</text:p>
          </table:table-cell>
          <table:table-cell table:number-columns-repeated="2"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./data/50nodes/dis_11.txt</text:p>
          </table:table-cell>
          <table:table-cell office:value-type="float" office:value="0.0323314666748047" calcext:value-type="float">
            <text:p>0,032331466674805</text:p>
          </table:table-cell>
          <table:table-cell table:number-columns-repeated="2" office:value-type="float" office:value="7679" calcext:value-type="float">
            <text:p>7679</text:p>
          </table:table-cell>
          <table:table-cell office:value-type="float" office:value="0.142253398895264" calcext:value-type="float">
            <text:p>0,142253398895264</text:p>
          </table:table-cell>
          <table:table-cell table:number-columns-repeated="2" office:value-type="float" office:value="3495" calcext:value-type="float">
            <text:p>3495</text:p>
          </table:table-cell>
          <table:table-cell office:value-type="float" office:value="9.9990541934967" calcext:value-type="float">
            <text:p>9,9990541934967</text:p>
          </table:table-cell>
          <table:table-cell table:number-columns-repeated="2" office:value-type="float" office:value="1909" calcext:value-type="float">
            <text:p>1909</text:p>
          </table:table-cell>
          <table:table-cell office:value-type="float" office:value="10.0074660778046" calcext:value-type="float">
            <text:p>10,0074660778046</text:p>
          </table:table-cell>
          <table:table-cell table:number-columns-repeated="2"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/data/50nodes/dis_87.txt</text:p>
          </table:table-cell>
          <table:table-cell office:value-type="float" office:value="0.0158135890960693" calcext:value-type="float">
            <text:p>0,015813589096069</text:p>
          </table:table-cell>
          <table:table-cell table:number-columns-repeated="2" office:value-type="float" office:value="7781" calcext:value-type="float">
            <text:p>7781</text:p>
          </table:table-cell>
          <table:table-cell office:value-type="float" office:value="0.236587762832642" calcext:value-type="float">
            <text:p>0,236587762832642</text:p>
          </table:table-cell>
          <table:table-cell table:number-columns-repeated="2" office:value-type="float" office:value="3547" calcext:value-type="float">
            <text:p>3547</text:p>
          </table:table-cell>
          <table:table-cell office:value-type="float" office:value="9.99840497970581" calcext:value-type="float">
            <text:p>9,99840497970581</text:p>
          </table:table-cell>
          <table:table-cell table:number-columns-repeated="2" office:value-type="float" office:value="2075" calcext:value-type="float">
            <text:p>2075</text:p>
          </table:table-cell>
          <table:table-cell office:value-type="float" office:value="10.0182614326477" calcext:value-type="float">
            <text:p>10,0182614326477</text:p>
          </table:table-cell>
          <table:table-cell table:number-columns-repeated="2"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/data/50nodes/dis_41.txt</text:p>
          </table:table-cell>
          <table:table-cell office:value-type="float" office:value="0.0122988224029541" calcext:value-type="float">
            <text:p>0,012298822402954</text:p>
          </table:table-cell>
          <table:table-cell table:number-columns-repeated="2" office:value-type="float" office:value="7596" calcext:value-type="float">
            <text:p>7596</text:p>
          </table:table-cell>
          <table:table-cell office:value-type="float" office:value="0.271156072616577" calcext:value-type="float">
            <text:p>0,271156072616577</text:p>
          </table:table-cell>
          <table:table-cell table:number-columns-repeated="2" office:value-type="float" office:value="3251" calcext:value-type="float">
            <text:p>3251</text:p>
          </table:table-cell>
          <table:table-cell office:value-type="float" office:value="9.99929547309876" calcext:value-type="float">
            <text:p>9,99929547309876</text:p>
          </table:table-cell>
          <table:table-cell table:number-columns-repeated="2" office:value-type="float" office:value="2113" calcext:value-type="float">
            <text:p>2113</text:p>
          </table:table-cell>
          <table:table-cell office:value-type="float" office:value="9.99948263168335" calcext:value-type="float">
            <text:p>9,99948263168335</text:p>
          </table:table-cell>
          <table:table-cell table:number-columns-repeated="2"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./data/50nodes/dis_91.txt</text:p>
          </table:table-cell>
          <table:table-cell office:value-type="float" office:value="0.00536131858825684" calcext:value-type="float">
            <text:p>0,005361318588257</text:p>
          </table:table-cell>
          <table:table-cell table:number-columns-repeated="2" office:value-type="float" office:value="8021" calcext:value-type="float">
            <text:p>8021</text:p>
          </table:table-cell>
          <table:table-cell office:value-type="float" office:value="0.15555477142334" calcext:value-type="float">
            <text:p>0,15555477142334</text:p>
          </table:table-cell>
          <table:table-cell table:number-columns-repeated="2" office:value-type="float" office:value="3806" calcext:value-type="float">
            <text:p>3806</text:p>
          </table:table-cell>
          <table:table-cell office:value-type="float" office:value="9.99757838249207" calcext:value-type="float">
            <text:p>9,99757838249207</text:p>
          </table:table-cell>
          <table:table-cell table:number-columns-repeated="2" office:value-type="float" office:value="2130" calcext:value-type="float">
            <text:p>2130</text:p>
          </table:table-cell>
          <table:table-cell office:value-type="float" office:value="10.0103762149811" calcext:value-type="float">
            <text:p>10,0103762149811</text:p>
          </table:table-cell>
          <table:table-cell table:number-columns-repeated="2"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/data/50nodes/dis_34.txt</text:p>
          </table:table-cell>
          <table:table-cell office:value-type="float" office:value="0.0178792476654053" calcext:value-type="float">
            <text:p>0,017879247665405</text:p>
          </table:table-cell>
          <table:table-cell table:number-columns-repeated="2" office:value-type="float" office:value="7944" calcext:value-type="float">
            <text:p>7944</text:p>
          </table:table-cell>
          <table:table-cell office:value-type="float" office:value="0.219699144363403" calcext:value-type="float">
            <text:p>0,219699144363403</text:p>
          </table:table-cell>
          <table:table-cell table:number-columns-repeated="2" office:value-type="float" office:value="3096" calcext:value-type="float">
            <text:p>3096</text:p>
          </table:table-cell>
          <table:table-cell office:value-type="float" office:value="9.99864959716797" calcext:value-type="float">
            <text:p>9,99864959716797</text:p>
          </table:table-cell>
          <table:table-cell table:number-columns-repeated="2" office:value-type="float" office:value="2136" calcext:value-type="float">
            <text:p>2136</text:p>
          </table:table-cell>
          <table:table-cell office:value-type="float" office:value="10.0313191413879" calcext:value-type="float">
            <text:p>10,0313191413879</text:p>
          </table:table-cell>
          <table:table-cell table:number-columns-repeated="2"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./data/50nodes/dis_73.txt</text:p>
          </table:table-cell>
          <table:table-cell office:value-type="float" office:value="0.0272393226623535" calcext:value-type="float">
            <text:p>0,027239322662354</text:p>
          </table:table-cell>
          <table:table-cell table:number-columns-repeated="2" office:value-type="float" office:value="7977" calcext:value-type="float">
            <text:p>7977</text:p>
          </table:table-cell>
          <table:table-cell office:value-type="float" office:value="0.218499660491943" calcext:value-type="float">
            <text:p>0,218499660491943</text:p>
          </table:table-cell>
          <table:table-cell table:number-columns-repeated="2" office:value-type="float" office:value="3120" calcext:value-type="float">
            <text:p>3120</text:p>
          </table:table-cell>
          <table:table-cell office:value-type="float" office:value="9.99724769592285" calcext:value-type="float">
            <text:p>9,99724769592285</text:p>
          </table:table-cell>
          <table:table-cell table:number-columns-repeated="2" office:value-type="float" office:value="2133" calcext:value-type="float">
            <text:p>2133</text:p>
          </table:table-cell>
          <table:table-cell office:value-type="float" office:value="10.0167367458344" calcext:value-type="float">
            <text:p>10,0167367458344</text:p>
          </table:table-cell>
          <table:table-cell table:number-columns-repeated="2"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/data/50nodes/dis_36.txt</text:p>
          </table:table-cell>
          <table:table-cell office:value-type="float" office:value="0.0184671878814697" calcext:value-type="float">
            <text:p>0,01846718788147</text:p>
          </table:table-cell>
          <table:table-cell table:number-columns-repeated="2" office:value-type="float" office:value="8327" calcext:value-type="float">
            <text:p>8327</text:p>
          </table:table-cell>
          <table:table-cell office:value-type="float" office:value="0.198584079742432" calcext:value-type="float">
            <text:p>0,198584079742432</text:p>
          </table:table-cell>
          <table:table-cell table:number-columns-repeated="2" office:value-type="float" office:value="3290" calcext:value-type="float">
            <text:p>3290</text:p>
          </table:table-cell>
          <table:table-cell office:value-type="float" office:value="10.0030605792999" calcext:value-type="float">
            <text:p>10,0030605792999</text:p>
          </table:table-cell>
          <table:table-cell table:number-columns-repeated="2" office:value-type="float" office:value="2214" calcext:value-type="float">
            <text:p>2214</text:p>
          </table:table-cell>
          <table:table-cell office:value-type="float" office:value="10.0264813899994" calcext:value-type="float">
            <text:p>10,0264813899994</text:p>
          </table:table-cell>
          <table:table-cell table:number-columns-repeated="2" office:value-type="float" office:value="4362" calcext:value-type="float">
            <text:p>43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./data/50nodes/dis_71.txt</text:p>
          </table:table-cell>
          <table:table-cell office:value-type="float" office:value="0.0155255794525146" calcext:value-type="float">
            <text:p>0,015525579452515</text:p>
          </table:table-cell>
          <table:table-cell table:number-columns-repeated="2" office:value-type="float" office:value="7327" calcext:value-type="float">
            <text:p>7327</text:p>
          </table:table-cell>
          <table:table-cell office:value-type="float" office:value="0.268299341201782" calcext:value-type="float">
            <text:p>0,268299341201782</text:p>
          </table:table-cell>
          <table:table-cell table:number-columns-repeated="2" office:value-type="float" office:value="3040" calcext:value-type="float">
            <text:p>3040</text:p>
          </table:table-cell>
          <table:table-cell office:value-type="float" office:value="9.99795150756836" calcext:value-type="float">
            <text:p>9,99795150756836</text:p>
          </table:table-cell>
          <table:table-cell table:number-columns-repeated="2" office:value-type="float" office:value="2063" calcext:value-type="float">
            <text:p>2063</text:p>
          </table:table-cell>
          <table:table-cell office:value-type="float" office:value="10.0123417377472" calcext:value-type="float">
            <text:p>10,0123417377472</text:p>
          </table:table-cell>
          <table:table-cell table:number-columns-repeated="2"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./data/50nodes/dis_62.txt</text:p>
          </table:table-cell>
          <table:table-cell office:value-type="float" office:value="0.031940221786499" calcext:value-type="float">
            <text:p>0,031940221786499</text:p>
          </table:table-cell>
          <table:table-cell table:number-columns-repeated="2" office:value-type="float" office:value="6877" calcext:value-type="float">
            <text:p>6877</text:p>
          </table:table-cell>
          <table:table-cell office:value-type="float" office:value="0.259923219680786" calcext:value-type="float">
            <text:p>0,259923219680786</text:p>
          </table:table-cell>
          <table:table-cell table:number-columns-repeated="2" office:value-type="float" office:value="3368" calcext:value-type="float">
            <text:p>3368</text:p>
          </table:table-cell>
          <table:table-cell office:value-type="float" office:value="9.99592113494873" calcext:value-type="float">
            <text:p>9,99592113494873</text:p>
          </table:table-cell>
          <table:table-cell table:number-columns-repeated="2" office:value-type="float" office:value="2127" calcext:value-type="float">
            <text:p>2127</text:p>
          </table:table-cell>
          <table:table-cell office:value-type="float" office:value="10.0195670127869" calcext:value-type="float">
            <text:p>10,0195670127869</text:p>
          </table:table-cell>
          <table:table-cell table:number-columns-repeated="2" office:value-type="float" office:value="4281" calcext:value-type="float">
            <text:p>42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./data/50nodes/dis_97.txt</text:p>
          </table:table-cell>
          <table:table-cell office:value-type="float" office:value="0.00341916084289551" calcext:value-type="float">
            <text:p>0,003419160842896</text:p>
          </table:table-cell>
          <table:table-cell table:number-columns-repeated="2" office:value-type="float" office:value="8111" calcext:value-type="float">
            <text:p>8111</text:p>
          </table:table-cell>
          <table:table-cell office:value-type="float" office:value="0.22246789932251" calcext:value-type="float">
            <text:p>0,22246789932251</text:p>
          </table:table-cell>
          <table:table-cell table:number-columns-repeated="2" office:value-type="float" office:value="3105" calcext:value-type="float">
            <text:p>3105</text:p>
          </table:table-cell>
          <table:table-cell office:value-type="float" office:value="9.99867224693298" calcext:value-type="float">
            <text:p>9,99867224693298</text:p>
          </table:table-cell>
          <table:table-cell table:number-columns-repeated="2" office:value-type="float" office:value="2060" calcext:value-type="float">
            <text:p>2060</text:p>
          </table:table-cell>
          <table:table-cell office:value-type="float" office:value="10.0343623161316" calcext:value-type="float">
            <text:p>10,0343623161316</text:p>
          </table:table-cell>
          <table:table-cell table:number-columns-repeated="2"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/data/50nodes/dis_18.txt</text:p>
          </table:table-cell>
          <table:table-cell office:value-type="float" office:value="0.00710415840148926" calcext:value-type="float">
            <text:p>0,007104158401489</text:p>
          </table:table-cell>
          <table:table-cell table:number-columns-repeated="2" office:value-type="float" office:value="8316" calcext:value-type="float">
            <text:p>8316</text:p>
          </table:table-cell>
          <table:table-cell office:value-type="float" office:value="0.19629693031311" calcext:value-type="float">
            <text:p>0,19629693031311</text:p>
          </table:table-cell>
          <table:table-cell table:number-columns-repeated="2" office:value-type="float" office:value="3649" calcext:value-type="float">
            <text:p>3649</text:p>
          </table:table-cell>
          <table:table-cell office:value-type="float" office:value="9.99684929847717" calcext:value-type="float">
            <text:p>9,99684929847717</text:p>
          </table:table-cell>
          <table:table-cell table:number-columns-repeated="2" office:value-type="float" office:value="1970" calcext:value-type="float">
            <text:p>1970</text:p>
          </table:table-cell>
          <table:table-cell office:value-type="float" office:value="10.0067188739777" calcext:value-type="float">
            <text:p>10,0067188739777</text:p>
          </table:table-cell>
          <table:table-cell table:number-columns-repeated="2"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./data/50nodes/dis_63.txt</text:p>
          </table:table-cell>
          <table:table-cell office:value-type="float" office:value="0.0154514312744141" calcext:value-type="float">
            <text:p>0,015451431274414</text:p>
          </table:table-cell>
          <table:table-cell table:number-columns-repeated="2" office:value-type="float" office:value="7965" calcext:value-type="float">
            <text:p>7965</text:p>
          </table:table-cell>
          <table:table-cell office:value-type="float" office:value="0.218873500823975" calcext:value-type="float">
            <text:p>0,218873500823975</text:p>
          </table:table-cell>
          <table:table-cell table:number-columns-repeated="2" office:value-type="float" office:value="3349" calcext:value-type="float">
            <text:p>3349</text:p>
          </table:table-cell>
          <table:table-cell office:value-type="float" office:value="9.99732446670532" calcext:value-type="float">
            <text:p>9,99732446670532</text:p>
          </table:table-cell>
          <table:table-cell table:number-columns-repeated="2" office:value-type="float" office:value="2322" calcext:value-type="float">
            <text:p>2322</text:p>
          </table:table-cell>
          <table:table-cell office:value-type="float" office:value="10.0325973033905" calcext:value-type="float">
            <text:p>10,0325973033905</text:p>
          </table:table-cell>
          <table:table-cell table:number-columns-repeated="2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/data/50nodes/dis_2.txt</text:p>
          </table:table-cell>
          <table:table-cell office:value-type="float" office:value="0.0162887573242188" calcext:value-type="float">
            <text:p>0,016288757324219</text:p>
          </table:table-cell>
          <table:table-cell table:number-columns-repeated="2" office:value-type="float" office:value="7666" calcext:value-type="float">
            <text:p>7666</text:p>
          </table:table-cell>
          <table:table-cell office:value-type="float" office:value="0.168770551681519" calcext:value-type="float">
            <text:p>0,168770551681519</text:p>
          </table:table-cell>
          <table:table-cell table:number-columns-repeated="2" office:value-type="float" office:value="4011" calcext:value-type="float">
            <text:p>4011</text:p>
          </table:table-cell>
          <table:table-cell office:value-type="float" office:value="9.99890089035034" calcext:value-type="float">
            <text:p>9,99890089035034</text:p>
          </table:table-cell>
          <table:table-cell table:number-columns-repeated="2" office:value-type="float" office:value="2058" calcext:value-type="float">
            <text:p>2058</text:p>
          </table:table-cell>
          <table:table-cell office:value-type="float" office:value="10.0105440616608" calcext:value-type="float">
            <text:p>10,0105440616608</text:p>
          </table:table-cell>
          <table:table-cell table:number-columns-repeated="2"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./data/50nodes/dis_40.txt</text:p>
          </table:table-cell>
          <table:table-cell office:value-type="float" office:value="0.027724027633667" calcext:value-type="float">
            <text:p>0,027724027633667</text:p>
          </table:table-cell>
          <table:table-cell table:number-columns-repeated="2" office:value-type="float" office:value="6998" calcext:value-type="float">
            <text:p>6998</text:p>
          </table:table-cell>
          <table:table-cell office:value-type="float" office:value="0.209271669387817" calcext:value-type="float">
            <text:p>0,209271669387817</text:p>
          </table:table-cell>
          <table:table-cell table:number-columns-repeated="2" office:value-type="float" office:value="2932" calcext:value-type="float">
            <text:p>2932</text:p>
          </table:table-cell>
          <table:table-cell office:value-type="float" office:value="9.9975163936615" calcext:value-type="float">
            <text:p>9,9975163936615</text:p>
          </table:table-cell>
          <table:table-cell table:number-columns-repeated="2" office:value-type="float" office:value="2176" calcext:value-type="float">
            <text:p>2176</text:p>
          </table:table-cell>
          <table:table-cell office:value-type="float" office:value="10.0311870574951" calcext:value-type="float">
            <text:p>10,0311870574951</text:p>
          </table:table-cell>
          <table:table-cell table:number-columns-repeated="2"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/data/50nodes/dis_20.txt</text:p>
          </table:table-cell>
          <table:table-cell office:value-type="float" office:value="0.00645017623901367" calcext:value-type="float">
            <text:p>0,006450176239014</text:p>
          </table:table-cell>
          <table:table-cell table:number-columns-repeated="2" office:value-type="float" office:value="9151" calcext:value-type="float">
            <text:p>9151</text:p>
          </table:table-cell>
          <table:table-cell office:value-type="float" office:value="0.201428651809692" calcext:value-type="float">
            <text:p>0,201428651809692</text:p>
          </table:table-cell>
          <table:table-cell table:number-columns-repeated="2" office:value-type="float" office:value="3234" calcext:value-type="float">
            <text:p>3234</text:p>
          </table:table-cell>
          <table:table-cell office:value-type="float" office:value="9.99814176559448" calcext:value-type="float">
            <text:p>9,99814176559448</text:p>
          </table:table-cell>
          <table:table-cell table:number-columns-repeated="2" office:value-type="float" office:value="2278" calcext:value-type="float">
            <text:p>2278</text:p>
          </table:table-cell>
          <table:table-cell office:value-type="float" office:value="10.022926568985" calcext:value-type="float">
            <text:p>10,022926568985</text:p>
          </table:table-cell>
          <table:table-cell table:number-columns-repeated="2" office:value-type="float" office:value="4409" calcext:value-type="float">
            <text:p>44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./data/50nodes/dis_94.txt</text:p>
          </table:table-cell>
          <table:table-cell office:value-type="float" office:value="0.00378823280334473" calcext:value-type="float">
            <text:p>0,003788232803345</text:p>
          </table:table-cell>
          <table:table-cell table:number-columns-repeated="2" office:value-type="float" office:value="8853" calcext:value-type="float">
            <text:p>8853</text:p>
          </table:table-cell>
          <table:table-cell office:value-type="float" office:value="0.232606649398804" calcext:value-type="float">
            <text:p>0,232606649398804</text:p>
          </table:table-cell>
          <table:table-cell table:number-columns-repeated="2" office:value-type="float" office:value="3382" calcext:value-type="float">
            <text:p>3382</text:p>
          </table:table-cell>
          <table:table-cell office:value-type="float" office:value="9.99960350990295" calcext:value-type="float">
            <text:p>9,99960350990295</text:p>
          </table:table-cell>
          <table:table-cell table:number-columns-repeated="2" office:value-type="float" office:value="2137" calcext:value-type="float">
            <text:p>2137</text:p>
          </table:table-cell>
          <table:table-cell office:value-type="float" office:value="10.0250487327576" calcext:value-type="float">
            <text:p>10,0250487327576</text:p>
          </table:table-cell>
          <table:table-cell table:number-columns-repeated="2"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/data/50nodes/dis_38.txt</text:p>
          </table:table-cell>
          <table:table-cell office:value-type="float" office:value="0.00928592681884766" calcext:value-type="float">
            <text:p>0,009285926818848</text:p>
          </table:table-cell>
          <table:table-cell table:number-columns-repeated="2" office:value-type="float" office:value="7678" calcext:value-type="float">
            <text:p>7678</text:p>
          </table:table-cell>
          <table:table-cell office:value-type="float" office:value="0.307803392410278" calcext:value-type="float">
            <text:p>0,307803392410278</text:p>
          </table:table-cell>
          <table:table-cell table:number-columns-repeated="2" office:value-type="float" office:value="2878" calcext:value-type="float">
            <text:p>2878</text:p>
          </table:table-cell>
          <table:table-cell office:value-type="float" office:value="10.000687122345" calcext:value-type="float">
            <text:p>10,000687122345</text:p>
          </table:table-cell>
          <table:table-cell table:number-columns-repeated="2" office:value-type="float" office:value="2078" calcext:value-type="float">
            <text:p>2078</text:p>
          </table:table-cell>
          <table:table-cell office:value-type="float" office:value="10.0114936828613" calcext:value-type="float">
            <text:p>10,0114936828613</text:p>
          </table:table-cell>
          <table:table-cell table:number-columns-repeated="2"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./data/50nodes/dis_21.txt</text:p>
          </table:table-cell>
          <table:table-cell office:value-type="float" office:value="0.00338220596313477" calcext:value-type="float">
            <text:p>0,003382205963135</text:p>
          </table:table-cell>
          <table:table-cell table:number-columns-repeated="2" office:value-type="float" office:value="9244" calcext:value-type="float">
            <text:p>9244</text:p>
          </table:table-cell>
          <table:table-cell office:value-type="float" office:value="0.196564912796021" calcext:value-type="float">
            <text:p>0,196564912796021</text:p>
          </table:table-cell>
          <table:table-cell table:number-columns-repeated="2" office:value-type="float" office:value="3835" calcext:value-type="float">
            <text:p>3835</text:p>
          </table:table-cell>
          <table:table-cell office:value-type="float" office:value="9.9975643157959" calcext:value-type="float">
            <text:p>9,9975643157959</text:p>
          </table:table-cell>
          <table:table-cell table:number-columns-repeated="2" office:value-type="float" office:value="2031" calcext:value-type="float">
            <text:p>2031</text:p>
          </table:table-cell>
          <table:table-cell office:value-type="float" office:value="9.9985888004303" calcext:value-type="float">
            <text:p>9,9985888004303</text:p>
          </table:table-cell>
          <table:table-cell table:number-columns-repeated="2"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./data/50nodes/dis_79.txt</text:p>
          </table:table-cell>
          <table:table-cell office:value-type="float" office:value="0.0300076007843018" calcext:value-type="float">
            <text:p>0,030007600784302</text:p>
          </table:table-cell>
          <table:table-cell table:number-columns-repeated="2" office:value-type="float" office:value="7555" calcext:value-type="float">
            <text:p>7555</text:p>
          </table:table-cell>
          <table:table-cell office:value-type="float" office:value="0.257408142089844" calcext:value-type="float">
            <text:p>0,257408142089844</text:p>
          </table:table-cell>
          <table:table-cell table:number-columns-repeated="2" office:value-type="float" office:value="3318" calcext:value-type="float">
            <text:p>3318</text:p>
          </table:table-cell>
          <table:table-cell office:value-type="float" office:value="9.99986124038696" calcext:value-type="float">
            <text:p>9,99986124038696</text:p>
          </table:table-cell>
          <table:table-cell table:number-columns-repeated="2" office:value-type="float" office:value="2254" calcext:value-type="float">
            <text:p>2254</text:p>
          </table:table-cell>
          <table:table-cell office:value-type="float" office:value="10.0207710266113" calcext:value-type="float">
            <text:p>10,0207710266113</text:p>
          </table:table-cell>
          <table:table-cell table:number-columns-repeated="2"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/data/50nodes/dis_16.txt</text:p>
          </table:table-cell>
          <table:table-cell office:value-type="float" office:value="0.00335288047790527" calcext:value-type="float">
            <text:p>0,003352880477905</text:p>
          </table:table-cell>
          <table:table-cell table:number-columns-repeated="2" office:value-type="float" office:value="9030" calcext:value-type="float">
            <text:p>9030</text:p>
          </table:table-cell>
          <table:table-cell office:value-type="float" office:value="0.244743585586548" calcext:value-type="float">
            <text:p>0,244743585586548</text:p>
          </table:table-cell>
          <table:table-cell table:number-columns-repeated="2" office:value-type="float" office:value="2992" calcext:value-type="float">
            <text:p>2992</text:p>
          </table:table-cell>
          <table:table-cell office:value-type="float" office:value="9.99940824508667" calcext:value-type="float">
            <text:p>9,99940824508667</text:p>
          </table:table-cell>
          <table:table-cell table:number-columns-repeated="2" office:value-type="float" office:value="2062" calcext:value-type="float">
            <text:p>2062</text:p>
          </table:table-cell>
          <table:table-cell office:value-type="float" office:value="9.99960613250732" calcext:value-type="float">
            <text:p>9,99960613250732</text:p>
          </table:table-cell>
          <table:table-cell table:number-columns-repeated="2"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/data/50nodes/dis_65.txt</text:p>
          </table:table-cell>
          <table:table-cell office:value-type="float" office:value="0.0199813842773438" calcext:value-type="float">
            <text:p>0,019981384277344</text:p>
          </table:table-cell>
          <table:table-cell table:number-columns-repeated="2" office:value-type="float" office:value="7864" calcext:value-type="float">
            <text:p>7864</text:p>
          </table:table-cell>
          <table:table-cell office:value-type="float" office:value="0.247808218002319" calcext:value-type="float">
            <text:p>0,247808218002319</text:p>
          </table:table-cell>
          <table:table-cell table:number-columns-repeated="2" office:value-type="float" office:value="3354" calcext:value-type="float">
            <text:p>3354</text:p>
          </table:table-cell>
          <table:table-cell office:value-type="float" office:value="10.0000853538513" calcext:value-type="float">
            <text:p>10,0000853538513</text:p>
          </table:table-cell>
          <table:table-cell table:number-columns-repeated="2" office:value-type="float" office:value="2282" calcext:value-type="float">
            <text:p>2282</text:p>
          </table:table-cell>
          <table:table-cell office:value-type="float" office:value="10.009932756424" calcext:value-type="float">
            <text:p>10,009932756424</text:p>
          </table:table-cell>
          <table:table-cell table:number-columns-repeated="2"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./data/50nodes/dis_96.txt</text:p>
          </table:table-cell>
          <table:table-cell office:value-type="float" office:value="0.0100617408752441" calcext:value-type="float">
            <text:p>0,010061740875244</text:p>
          </table:table-cell>
          <table:table-cell table:number-columns-repeated="2" office:value-type="float" office:value="7861" calcext:value-type="float">
            <text:p>7861</text:p>
          </table:table-cell>
          <table:table-cell office:value-type="float" office:value="0.241843461990356" calcext:value-type="float">
            <text:p>0,241843461990356</text:p>
          </table:table-cell>
          <table:table-cell table:number-columns-repeated="2" office:value-type="float" office:value="2880" calcext:value-type="float">
            <text:p>2880</text:p>
          </table:table-cell>
          <table:table-cell office:value-type="float" office:value="9.99803519248962" calcext:value-type="float">
            <text:p>9,99803519248962</text:p>
          </table:table-cell>
          <table:table-cell table:number-columns-repeated="2" office:value-type="float" office:value="2173" calcext:value-type="float">
            <text:p>2173</text:p>
          </table:table-cell>
          <table:table-cell office:value-type="float" office:value="10.0063278675079" calcext:value-type="float">
            <text:p>10,0063278675079</text:p>
          </table:table-cell>
          <table:table-cell table:number-columns-repeated="2"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./data/50nodes/dis_24.txt</text:p>
          </table:table-cell>
          <table:table-cell office:value-type="float" office:value="0.0212178230285645" calcext:value-type="float">
            <text:p>0,021217823028565</text:p>
          </table:table-cell>
          <table:table-cell table:number-columns-repeated="2" office:value-type="float" office:value="7455" calcext:value-type="float">
            <text:p>7455</text:p>
          </table:table-cell>
          <table:table-cell office:value-type="float" office:value="0.190743923187256" calcext:value-type="float">
            <text:p>0,190743923187256</text:p>
          </table:table-cell>
          <table:table-cell table:number-columns-repeated="2" office:value-type="float" office:value="3370" calcext:value-type="float">
            <text:p>3370</text:p>
          </table:table-cell>
          <table:table-cell office:value-type="float" office:value="9.99737977981567" calcext:value-type="float">
            <text:p>9,99737977981567</text:p>
          </table:table-cell>
          <table:table-cell table:number-columns-repeated="2" office:value-type="float" office:value="2072" calcext:value-type="float">
            <text:p>2072</text:p>
          </table:table-cell>
          <table:table-cell office:value-type="float" office:value="10.0288770198822" calcext:value-type="float">
            <text:p>10,0288770198822</text:p>
          </table:table-cell>
          <table:table-cell table:number-columns-repeated="2"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/data/50nodes/dis_84.txt</text:p>
          </table:table-cell>
          <table:table-cell office:value-type="float" office:value="0.0108520984649658" calcext:value-type="float">
            <text:p>0,010852098464966</text:p>
          </table:table-cell>
          <table:table-cell table:number-columns-repeated="2" office:value-type="float" office:value="7405" calcext:value-type="float">
            <text:p>7405</text:p>
          </table:table-cell>
          <table:table-cell office:value-type="float" office:value="0.179475784301758" calcext:value-type="float">
            <text:p>0,179475784301758</text:p>
          </table:table-cell>
          <table:table-cell table:number-columns-repeated="2" office:value-type="float" office:value="3267" calcext:value-type="float">
            <text:p>3267</text:p>
          </table:table-cell>
          <table:table-cell office:value-type="float" office:value="9.99824357032776" calcext:value-type="float">
            <text:p>9,99824357032776</text:p>
          </table:table-cell>
          <table:table-cell table:number-columns-repeated="2" office:value-type="float" office:value="2102" calcext:value-type="float">
            <text:p>2102</text:p>
          </table:table-cell>
          <table:table-cell office:value-type="float" office:value="10.0162031650543" calcext:value-type="float">
            <text:p>10,0162031650543</text:p>
          </table:table-cell>
          <table:table-cell table:number-columns-repeated="2"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./data/50nodes/dis_81.txt</text:p>
          </table:table-cell>
          <table:table-cell office:value-type="float" office:value="0.0068047046661377" calcext:value-type="float">
            <text:p>0,006804704666138</text:p>
          </table:table-cell>
          <table:table-cell table:number-columns-repeated="2" office:value-type="float" office:value="9134" calcext:value-type="float">
            <text:p>9134</text:p>
          </table:table-cell>
          <table:table-cell office:value-type="float" office:value="0.183752059936523" calcext:value-type="float">
            <text:p>0,183752059936523</text:p>
          </table:table-cell>
          <table:table-cell table:number-columns-repeated="2" office:value-type="float" office:value="3802" calcext:value-type="float">
            <text:p>3802</text:p>
          </table:table-cell>
          <table:table-cell office:value-type="float" office:value="9.99791026115418" calcext:value-type="float">
            <text:p>9,99791026115418</text:p>
          </table:table-cell>
          <table:table-cell table:number-columns-repeated="2" office:value-type="float" office:value="2296" calcext:value-type="float">
            <text:p>2296</text:p>
          </table:table-cell>
          <table:table-cell office:value-type="float" office:value="9.99900412559509" calcext:value-type="float">
            <text:p>9,99900412559509</text:p>
          </table:table-cell>
          <table:table-cell table:number-columns-repeated="2"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./data/50nodes/dis_23.txt</text:p>
          </table:table-cell>
          <table:table-cell office:value-type="float" office:value="0.00981807708740235" calcext:value-type="float">
            <text:p>0,009818077087402</text:p>
          </table:table-cell>
          <table:table-cell table:number-columns-repeated="2" office:value-type="float" office:value="7680" calcext:value-type="float">
            <text:p>7680</text:p>
          </table:table-cell>
          <table:table-cell office:value-type="float" office:value="0.208765745162964" calcext:value-type="float">
            <text:p>0,208765745162964</text:p>
          </table:table-cell>
          <table:table-cell table:number-columns-repeated="2" office:value-type="float" office:value="3490" calcext:value-type="float">
            <text:p>3490</text:p>
          </table:table-cell>
          <table:table-cell office:value-type="float" office:value="10.0002672672272" calcext:value-type="float">
            <text:p>10,0002672672272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float" office:value="10.0042803287506" calcext:value-type="float">
            <text:p>10,0042803287506</text:p>
          </table:table-cell>
          <table:table-cell table:number-columns-repeated="2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./data/50nodes/dis_3.txt</text:p>
          </table:table-cell>
          <table:table-cell office:value-type="float" office:value="0.0114469528198242" calcext:value-type="float">
            <text:p>0,011446952819824</text:p>
          </table:table-cell>
          <table:table-cell table:number-columns-repeated="2" office:value-type="float" office:value="8208" calcext:value-type="float">
            <text:p>8208</text:p>
          </table:table-cell>
          <table:table-cell office:value-type="float" office:value="0.290441036224365" calcext:value-type="float">
            <text:p>0,290441036224365</text:p>
          </table:table-cell>
          <table:table-cell table:number-columns-repeated="2" office:value-type="float" office:value="2938" calcext:value-type="float">
            <text:p>2938</text:p>
          </table:table-cell>
          <table:table-cell office:value-type="float" office:value="9.99775004386902" calcext:value-type="float">
            <text:p>9,99775004386902</text:p>
          </table:table-cell>
          <table:table-cell table:number-columns-repeated="2" office:value-type="float" office:value="2217" calcext:value-type="float">
            <text:p>2217</text:p>
          </table:table-cell>
          <table:table-cell office:value-type="float" office:value="9.99757766723633" calcext:value-type="float">
            <text:p>9,99757766723633</text:p>
          </table:table-cell>
          <table:table-cell table:number-columns-repeated="2"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./data/50nodes/dis_9.txt</text:p>
          </table:table-cell>
          <table:table-cell office:value-type="float" office:value="0.0196046829223633" calcext:value-type="float">
            <text:p>0,019604682922363</text:p>
          </table:table-cell>
          <table:table-cell table:number-columns-repeated="2" office:value-type="float" office:value="8161" calcext:value-type="float">
            <text:p>8161</text:p>
          </table:table-cell>
          <table:table-cell office:value-type="float" office:value="0.162625312805176" calcext:value-type="float">
            <text:p>0,162625312805176</text:p>
          </table:table-cell>
          <table:table-cell table:number-columns-repeated="2" office:value-type="float" office:value="3459" calcext:value-type="float">
            <text:p>3459</text:p>
          </table:table-cell>
          <table:table-cell office:value-type="float" office:value="9.99955677986145" calcext:value-type="float">
            <text:p>9,99955677986145</text:p>
          </table:table-cell>
          <table:table-cell table:number-columns-repeated="2" office:value-type="float" office:value="2192" calcext:value-type="float">
            <text:p>2192</text:p>
          </table:table-cell>
          <table:table-cell office:value-type="float" office:value="10.0154020786285" calcext:value-type="float">
            <text:p>10,0154020786285</text:p>
          </table:table-cell>
          <table:table-cell table:number-columns-repeated="2" office:value-type="float" office:value="4458" calcext:value-type="float">
            <text:p>44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/data/50nodes/dis_93.txt</text:p>
          </table:table-cell>
          <table:table-cell office:value-type="float" office:value="0.00713872909545898" calcext:value-type="float">
            <text:p>0,007138729095459</text:p>
          </table:table-cell>
          <table:table-cell table:number-columns-repeated="2" office:value-type="float" office:value="8432" calcext:value-type="float">
            <text:p>8432</text:p>
          </table:table-cell>
          <table:table-cell office:value-type="float" office:value="0.193320512771606" calcext:value-type="float">
            <text:p>0,193320512771606</text:p>
          </table:table-cell>
          <table:table-cell table:number-columns-repeated="2" office:value-type="float" office:value="3681" calcext:value-type="float">
            <text:p>3681</text:p>
          </table:table-cell>
          <table:table-cell office:value-type="float" office:value="10.00044298172" calcext:value-type="float">
            <text:p>10,00044298172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0.0077064037323" calcext:value-type="float">
            <text:p>10,0077064037323</text:p>
          </table:table-cell>
          <table:table-cell table:number-columns-repeated="2"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./data/50nodes/dis_67.txt</text:p>
          </table:table-cell>
          <table:table-cell office:value-type="float" office:value="0.00531411170959473" calcext:value-type="float">
            <text:p>0,005314111709595</text:p>
          </table:table-cell>
          <table:table-cell table:number-columns-repeated="2" office:value-type="float" office:value="8627" calcext:value-type="float">
            <text:p>8627</text:p>
          </table:table-cell>
          <table:table-cell office:value-type="float" office:value="0.216966867446899" calcext:value-type="float">
            <text:p>0,216966867446899</text:p>
          </table:table-cell>
          <table:table-cell table:number-columns-repeated="2" office:value-type="float" office:value="2801" calcext:value-type="float">
            <text:p>2801</text:p>
          </table:table-cell>
          <table:table-cell office:value-type="float" office:value="9.99728441238403" calcext:value-type="float">
            <text:p>9,99728441238403</text:p>
          </table:table-cell>
          <table:table-cell table:number-columns-repeated="2" office:value-type="float" office:value="2245" calcext:value-type="float">
            <text:p>2245</text:p>
          </table:table-cell>
          <table:table-cell office:value-type="float" office:value="10.0211982727051" calcext:value-type="float">
            <text:p>10,0211982727051</text:p>
          </table:table-cell>
          <table:table-cell table:number-columns-repeated="2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/data/50nodes/dis_89.txt</text:p>
          </table:table-cell>
          <table:table-cell office:value-type="float" office:value="0.00780963897705078" calcext:value-type="float">
            <text:p>0,007809638977051</text:p>
          </table:table-cell>
          <table:table-cell table:number-columns-repeated="2" office:value-type="float" office:value="7878" calcext:value-type="float">
            <text:p>7878</text:p>
          </table:table-cell>
          <table:table-cell office:value-type="float" office:value="0.209480047225952" calcext:value-type="float">
            <text:p>0,209480047225952</text:p>
          </table:table-cell>
          <table:table-cell table:number-columns-repeated="2" office:value-type="float" office:value="3319" calcext:value-type="float">
            <text:p>3319</text:p>
          </table:table-cell>
          <table:table-cell office:value-type="float" office:value="9.99950528144836" calcext:value-type="float">
            <text:p>9,99950528144836</text:p>
          </table:table-cell>
          <table:table-cell table:number-columns-repeated="2" office:value-type="float" office:value="2065" calcext:value-type="float">
            <text:p>2065</text:p>
          </table:table-cell>
          <table:table-cell office:value-type="float" office:value="10.0029938220978" calcext:value-type="float">
            <text:p>10,0029938220978</text:p>
          </table:table-cell>
          <table:table-cell table:number-columns-repeated="2"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./data/50nodes/dis_27.txt</text:p>
          </table:table-cell>
          <table:table-cell office:value-type="float" office:value="0.00338029861450195" calcext:value-type="float">
            <text:p>0,003380298614502</text:p>
          </table:table-cell>
          <table:table-cell table:number-columns-repeated="2" office:value-type="float" office:value="9393" calcext:value-type="float">
            <text:p>9393</text:p>
          </table:table-cell>
          <table:table-cell office:value-type="float" office:value="0.19365119934082" calcext:value-type="float">
            <text:p>0,19365119934082</text:p>
          </table:table-cell>
          <table:table-cell table:number-columns-repeated="2" office:value-type="float" office:value="3591" calcext:value-type="float">
            <text:p>3591</text:p>
          </table:table-cell>
          <table:table-cell office:value-type="float" office:value="9.99734973907471" calcext:value-type="float">
            <text:p>9,99734973907471</text:p>
          </table:table-cell>
          <table:table-cell table:number-columns-repeated="2" office:value-type="float" office:value="2099" calcext:value-type="float">
            <text:p>2099</text:p>
          </table:table-cell>
          <table:table-cell office:value-type="float" office:value="10.018369436264" calcext:value-type="float">
            <text:p>10,018369436264</text:p>
          </table:table-cell>
          <table:table-cell table:number-columns-repeated="2"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./data/50nodes/dis_60.txt</text:p>
          </table:table-cell>
          <table:table-cell office:value-type="float" office:value="0.0104184150695801" calcext:value-type="float">
            <text:p>0,01041841506958</text:p>
          </table:table-cell>
          <table:table-cell table:number-columns-repeated="2" office:value-type="float" office:value="7260" calcext:value-type="float">
            <text:p>7260</text:p>
          </table:table-cell>
          <table:table-cell office:value-type="float" office:value="0.178586006164551" calcext:value-type="float">
            <text:p>0,178586006164551</text:p>
          </table:table-cell>
          <table:table-cell table:number-columns-repeated="2" office:value-type="float" office:value="3370" calcext:value-type="float">
            <text:p>3370</text:p>
          </table:table-cell>
          <table:table-cell office:value-type="float" office:value="10.000063419342" calcext:value-type="float">
            <text:p>10,000063419342</text:p>
          </table:table-cell>
          <table:table-cell table:number-columns-repeated="2" office:value-type="float" office:value="2218" calcext:value-type="float">
            <text:p>2218</text:p>
          </table:table-cell>
          <table:table-cell office:value-type="float" office:value="10.0182485580444" calcext:value-type="float">
            <text:p>10,0182485580444</text:p>
          </table:table-cell>
          <table:table-cell table:number-columns-repeated="2"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/data/50nodes/dis_32.txt</text:p>
          </table:table-cell>
          <table:table-cell office:value-type="float" office:value="0.0347776412963867" calcext:value-type="float">
            <text:p>0,034777641296387</text:p>
          </table:table-cell>
          <table:table-cell table:number-columns-repeated="2" office:value-type="float" office:value="6581" calcext:value-type="float">
            <text:p>6581</text:p>
          </table:table-cell>
          <table:table-cell office:value-type="float" office:value="0.236431837081909" calcext:value-type="float">
            <text:p>0,236431837081909</text:p>
          </table:table-cell>
          <table:table-cell table:number-columns-repeated="2" office:value-type="float" office:value="3320" calcext:value-type="float">
            <text:p>3320</text:p>
          </table:table-cell>
          <table:table-cell office:value-type="float" office:value="9.9977331161499" calcext:value-type="float">
            <text:p>9,9977331161499</text:p>
          </table:table-cell>
          <table:table-cell table:number-columns-repeated="2" office:value-type="float" office:value="1988" calcext:value-type="float">
            <text:p>1988</text:p>
          </table:table-cell>
          <table:table-cell office:value-type="float" office:value="10.0140857696533" calcext:value-type="float">
            <text:p>10,0140857696533</text:p>
          </table:table-cell>
          <table:table-cell table:number-columns-repeated="2"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./data/50nodes/dis_54.txt</text:p>
          </table:table-cell>
          <table:table-cell office:value-type="float" office:value="0.00914096832275391" calcext:value-type="float">
            <text:p>0,009140968322754</text:p>
          </table:table-cell>
          <table:table-cell table:number-columns-repeated="2" office:value-type="float" office:value="8234" calcext:value-type="float">
            <text:p>8234</text:p>
          </table:table-cell>
          <table:table-cell office:value-type="float" office:value="0.242004871368408" calcext:value-type="float">
            <text:p>0,242004871368408</text:p>
          </table:table-cell>
          <table:table-cell table:number-columns-repeated="2" office:value-type="float" office:value="3128" calcext:value-type="float">
            <text:p>3128</text:p>
          </table:table-cell>
          <table:table-cell office:value-type="float" office:value="9.99812984466553" calcext:value-type="float">
            <text:p>9,99812984466553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10.0282914638519" calcext:value-type="float">
            <text:p>10,0282914638519</text:p>
          </table:table-cell>
          <table:table-cell table:number-columns-repeated="2"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./data/50nodes/dis_17.txt</text:p>
          </table:table-cell>
          <table:table-cell office:value-type="float" office:value="0.00343656539916992" calcext:value-type="float">
            <text:p>0,00343656539917</text:p>
          </table:table-cell>
          <table:table-cell table:number-columns-repeated="2" office:value-type="float" office:value="8595" calcext:value-type="float">
            <text:p>8595</text:p>
          </table:table-cell>
          <table:table-cell office:value-type="float" office:value="0.219340801239014" calcext:value-type="float">
            <text:p>0,219340801239014</text:p>
          </table:table-cell>
          <table:table-cell table:number-columns-repeated="2" office:value-type="float" office:value="3648" calcext:value-type="float">
            <text:p>3648</text:p>
          </table:table-cell>
          <table:table-cell office:value-type="float" office:value="9.99814200401306" calcext:value-type="float">
            <text:p>9,99814200401306</text:p>
          </table:table-cell>
          <table:table-cell table:number-columns-repeated="2" office:value-type="float" office:value="1955" calcext:value-type="float">
            <text:p>1955</text:p>
          </table:table-cell>
          <table:table-cell office:value-type="float" office:value="10.0289993286133" calcext:value-type="float">
            <text:p>10,0289993286133</text:p>
          </table:table-cell>
          <table:table-cell table:number-columns-repeated="2"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./data/50nodes/dis_59.txt</text:p>
          </table:table-cell>
          <table:table-cell office:value-type="float" office:value="0.00337624549865723" calcext:value-type="float">
            <text:p>0,003376245498657</text:p>
          </table:table-cell>
          <table:table-cell table:number-columns-repeated="2" office:value-type="float" office:value="9080" calcext:value-type="float">
            <text:p>9080</text:p>
          </table:table-cell>
          <table:table-cell office:value-type="float" office:value="0.212463855743408" calcext:value-type="float">
            <text:p>0,212463855743408</text:p>
          </table:table-cell>
          <table:table-cell table:number-columns-repeated="2" office:value-type="float" office:value="3080" calcext:value-type="float">
            <text:p>3080</text:p>
          </table:table-cell>
          <table:table-cell office:value-type="float" office:value="9.9993155002594" calcext:value-type="float">
            <text:p>9,9993155002594</text:p>
          </table:table-cell>
          <table:table-cell table:number-columns-repeated="2" office:value-type="float" office:value="2101" calcext:value-type="float">
            <text:p>2101</text:p>
          </table:table-cell>
          <table:table-cell office:value-type="float" office:value="10.0034527778626" calcext:value-type="float">
            <text:p>10,0034527778626</text:p>
          </table:table-cell>
          <table:table-cell table:number-columns-repeated="2"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./data/50nodes/dis_80.txt</text:p>
          </table:table-cell>
          <table:table-cell office:value-type="float" office:value="0.0136809349060059" calcext:value-type="float">
            <text:p>0,013680934906006</text:p>
          </table:table-cell>
          <table:table-cell table:number-columns-repeated="2" office:value-type="float" office:value="7986" calcext:value-type="float">
            <text:p>7986</text:p>
          </table:table-cell>
          <table:table-cell office:value-type="float" office:value="0.204843759536743" calcext:value-type="float">
            <text:p>0,204843759536743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9.99975657463074" calcext:value-type="float">
            <text:p>9,99975657463074</text:p>
          </table:table-cell>
          <table:table-cell table:number-columns-repeated="2" office:value-type="float" office:value="2311" calcext:value-type="float">
            <text:p>2311</text:p>
          </table:table-cell>
          <table:table-cell office:value-type="float" office:value="9.99766492843628" calcext:value-type="float">
            <text:p>9,99766492843628</text:p>
          </table:table-cell>
          <table:table-cell table:number-columns-repeated="2"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./data/50nodes/dis_56.txt</text:p>
          </table:table-cell>
          <table:table-cell office:value-type="float" office:value="0.0310840606689453" calcext:value-type="float">
            <text:p>0,031084060668945</text:p>
          </table:table-cell>
          <table:table-cell table:number-columns-repeated="2" office:value-type="float" office:value="6182" calcext:value-type="float">
            <text:p>6182</text:p>
          </table:table-cell>
          <table:table-cell office:value-type="float" office:value="0.197814464569092" calcext:value-type="float">
            <text:p>0,197814464569092</text:p>
          </table:table-cell>
          <table:table-cell table:number-columns-repeated="2" office:value-type="float" office:value="3863" calcext:value-type="float">
            <text:p>3863</text:p>
          </table:table-cell>
          <table:table-cell office:value-type="float" office:value="9.99815964698792" calcext:value-type="float">
            <text:p>9,99815964698792</text:p>
          </table:table-cell>
          <table:table-cell table:number-columns-repeated="2" office:value-type="float" office:value="2152" calcext:value-type="float">
            <text:p>2152</text:p>
          </table:table-cell>
          <table:table-cell office:value-type="float" office:value="10.033255815506" calcext:value-type="float">
            <text:p>10,033255815506</text:p>
          </table:table-cell>
          <table:table-cell table:number-columns-repeated="2"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./data/50nodes/dis_78.txt</text:p>
          </table:table-cell>
          <table:table-cell office:value-type="float" office:value="0.00871825218200684" calcext:value-type="float">
            <text:p>0,008718252182007</text:p>
          </table:table-cell>
          <table:table-cell table:number-columns-repeated="2" office:value-type="float" office:value="8585" calcext:value-type="float">
            <text:p>8585</text:p>
          </table:table-cell>
          <table:table-cell office:value-type="float" office:value="0.25294828414917" calcext:value-type="float">
            <text:p>0,25294828414917</text:p>
          </table:table-cell>
          <table:table-cell table:number-columns-repeated="2" office:value-type="float" office:value="3356" calcext:value-type="float">
            <text:p>3356</text:p>
          </table:table-cell>
          <table:table-cell office:value-type="float" office:value="10.0035343170166" calcext:value-type="float">
            <text:p>10,0035343170166</text:p>
          </table:table-cell>
          <table:table-cell table:number-columns-repeated="2" office:value-type="float" office:value="2139" calcext:value-type="float">
            <text:p>2139</text:p>
          </table:table-cell>
          <table:table-cell office:value-type="float" office:value="10.0152368545532" calcext:value-type="float">
            <text:p>10,0152368545532</text:p>
          </table:table-cell>
          <table:table-cell table:number-columns-repeated="2"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./data/50nodes/dis_66.txt</text:p>
          </table:table-cell>
          <table:table-cell office:value-type="float" office:value="0.0110321044921875" calcext:value-type="float">
            <text:p>0,011032104492188</text:p>
          </table:table-cell>
          <table:table-cell table:number-columns-repeated="2" office:value-type="float" office:value="8657" calcext:value-type="float">
            <text:p>8657</text:p>
          </table:table-cell>
          <table:table-cell office:value-type="float" office:value="0.136550903320313" calcext:value-type="float">
            <text:p>0,136550903320313</text:p>
          </table:table-cell>
          <table:table-cell table:number-columns-repeated="2" office:value-type="float" office:value="3607" calcext:value-type="float">
            <text:p>3607</text:p>
          </table:table-cell>
          <table:table-cell office:value-type="float" office:value="9.99783492088318" calcext:value-type="float">
            <text:p>9,99783492088318</text:p>
          </table:table-cell>
          <table:table-cell table:number-columns-repeated="2" office:value-type="float" office:value="2032" calcext:value-type="float">
            <text:p>2032</text:p>
          </table:table-cell>
          <table:table-cell office:value-type="float" office:value="10.0269296169281" calcext:value-type="float">
            <text:p>10,0269296169281</text:p>
          </table:table-cell>
          <table:table-cell table:number-columns-repeated="2"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./data/50nodes/dis_43.txt</text:p>
          </table:table-cell>
          <table:table-cell office:value-type="float" office:value="0.00739121437072754" calcext:value-type="float">
            <text:p>0,007391214370728</text:p>
          </table:table-cell>
          <table:table-cell table:number-columns-repeated="2" office:value-type="float" office:value="8911" calcext:value-type="float">
            <text:p>8911</text:p>
          </table:table-cell>
          <table:table-cell office:value-type="float" office:value="0.254698991775513" calcext:value-type="float">
            <text:p>0,254698991775513</text:p>
          </table:table-cell>
          <table:table-cell table:number-columns-repeated="2" office:value-type="float" office:value="3426" calcext:value-type="float">
            <text:p>3426</text:p>
          </table:table-cell>
          <table:table-cell office:value-type="float" office:value="9.99803400039673" calcext:value-type="float">
            <text:p>9,99803400039673</text:p>
          </table:table-cell>
          <table:table-cell table:number-columns-repeated="2" office:value-type="float" office:value="2186" calcext:value-type="float">
            <text:p>2186</text:p>
          </table:table-cell>
          <table:table-cell office:value-type="float" office:value="10.0338854789734" calcext:value-type="float">
            <text:p>10,0338854789734</text:p>
          </table:table-cell>
          <table:table-cell table:number-columns-repeated="2"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./data/50nodes/dis_26.txt</text:p>
          </table:table-cell>
          <table:table-cell office:value-type="float" office:value="0.0130140781402588" calcext:value-type="float">
            <text:p>0,013014078140259</text:p>
          </table:table-cell>
          <table:table-cell table:number-columns-repeated="2" office:value-type="float" office:value="7149" calcext:value-type="float">
            <text:p>7149</text:p>
          </table:table-cell>
          <table:table-cell office:value-type="float" office:value="0.175993919372559" calcext:value-type="float">
            <text:p>0,175993919372559</text:p>
          </table:table-cell>
          <table:table-cell table:number-columns-repeated="2" office:value-type="float" office:value="3160" calcext:value-type="float">
            <text:p>3160</text:p>
          </table:table-cell>
          <table:table-cell office:value-type="float" office:value="9.99884843826294" calcext:value-type="float">
            <text:p>9,99884843826294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0.0068342685699" calcext:value-type="float">
            <text:p>10,0068342685699</text:p>
          </table:table-cell>
          <table:table-cell table:number-columns-repeated="2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./data/50nodes/dis_46.txt</text:p>
          </table:table-cell>
          <table:table-cell office:value-type="float" office:value="0.017582893371582" calcext:value-type="float">
            <text:p>0,017582893371582</text:p>
          </table:table-cell>
          <table:table-cell table:number-columns-repeated="2" office:value-type="float" office:value="7252" calcext:value-type="float">
            <text:p>7252</text:p>
          </table:table-cell>
          <table:table-cell office:value-type="float" office:value="0.193843841552734" calcext:value-type="float">
            <text:p>0,193843841552734</text:p>
          </table:table-cell>
          <table:table-cell table:number-columns-repeated="2" office:value-type="float" office:value="3255" calcext:value-type="float">
            <text:p>3255</text:p>
          </table:table-cell>
          <table:table-cell office:value-type="float" office:value="10.0005042552948" calcext:value-type="float">
            <text:p>10,0005042552948</text:p>
          </table:table-cell>
          <table:table-cell table:number-columns-repeated="2" office:value-type="float" office:value="1960" calcext:value-type="float">
            <text:p>1960</text:p>
          </table:table-cell>
          <table:table-cell office:value-type="float" office:value="10.0157256126404" calcext:value-type="float">
            <text:p>10,0157256126404</text:p>
          </table:table-cell>
          <table:table-cell table:number-columns-repeated="2"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./data/50nodes/dis_42.txt</text:p>
          </table:table-cell>
          <table:table-cell office:value-type="float" office:value="0.0155198574066162" calcext:value-type="float">
            <text:p>0,015519857406616</text:p>
          </table:table-cell>
          <table:table-cell table:number-columns-repeated="2" office:value-type="float" office:value="8578" calcext:value-type="float">
            <text:p>8578</text:p>
          </table:table-cell>
          <table:table-cell office:value-type="float" office:value="0.236513137817383" calcext:value-type="float">
            <text:p>0,236513137817383</text:p>
          </table:table-cell>
          <table:table-cell table:number-columns-repeated="2" office:value-type="float" office:value="2903" calcext:value-type="float">
            <text:p>2903</text:p>
          </table:table-cell>
          <table:table-cell office:value-type="float" office:value="9.99813485145569" calcext:value-type="float">
            <text:p>9,99813485145569</text:p>
          </table:table-cell>
          <table:table-cell table:number-columns-repeated="2" office:value-type="float" office:value="1925" calcext:value-type="float">
            <text:p>1925</text:p>
          </table:table-cell>
          <table:table-cell office:value-type="float" office:value="10.0112884044647" calcext:value-type="float">
            <text:p>10,0112884044647</text:p>
          </table:table-cell>
          <table:table-cell table:number-columns-repeated="2"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./data/50nodes/dis_49.txt</text:p>
          </table:table-cell>
          <table:table-cell office:value-type="float" office:value="0.040116548538208" calcext:value-type="float">
            <text:p>0,040116548538208</text:p>
          </table:table-cell>
          <table:table-cell table:number-columns-repeated="2" office:value-type="float" office:value="7033" calcext:value-type="float">
            <text:p>7033</text:p>
          </table:table-cell>
          <table:table-cell office:value-type="float" office:value="0.144017219543457" calcext:value-type="float">
            <text:p>0,144017219543457</text:p>
          </table:table-cell>
          <table:table-cell table:number-columns-repeated="2" office:value-type="float" office:value="4398" calcext:value-type="float">
            <text:p>4398</text:p>
          </table:table-cell>
          <table:table-cell office:value-type="float" office:value="9.99689793586731" calcext:value-type="float">
            <text:p>9,99689793586731</text:p>
          </table:table-cell>
          <table:table-cell table:number-columns-repeated="2" office:value-type="float" office:value="2138" calcext:value-type="float">
            <text:p>2138</text:p>
          </table:table-cell>
          <table:table-cell office:value-type="float" office:value="10.0241620540619" calcext:value-type="float">
            <text:p>10,0241620540619</text:p>
          </table:table-cell>
          <table:table-cell table:number-columns-repeated="2"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./data/50nodes/dis_7.txt</text:p>
          </table:table-cell>
          <table:table-cell office:value-type="float" office:value="0.00846433639526367" calcext:value-type="float">
            <text:p>0,008464336395264</text:p>
          </table:table-cell>
          <table:table-cell table:number-columns-repeated="2" office:value-type="float" office:value="9059" calcext:value-type="float">
            <text:p>9059</text:p>
          </table:table-cell>
          <table:table-cell office:value-type="float" office:value="0.29394268989563" calcext:value-type="float">
            <text:p>0,29394268989563</text:p>
          </table:table-cell>
          <table:table-cell table:number-columns-repeated="2" office:value-type="float" office:value="2653" calcext:value-type="float">
            <text:p>2653</text:p>
          </table:table-cell>
          <table:table-cell office:value-type="float" office:value="9.9983925819397" calcext:value-type="float">
            <text:p>9,9983925819397</text:p>
          </table:table-cell>
          <table:table-cell table:number-columns-repeated="2" office:value-type="float" office:value="2028" calcext:value-type="float">
            <text:p>2028</text:p>
          </table:table-cell>
          <table:table-cell office:value-type="float" office:value="9.99408674240112" calcext:value-type="float">
            <text:p>9,99408674240112</text:p>
          </table:table-cell>
          <table:table-cell table:number-columns-repeated="2"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./data/50nodes/dis_69.txt</text:p>
          </table:table-cell>
          <table:table-cell office:value-type="float" office:value="0.0380337238311768" calcext:value-type="float">
            <text:p>0,038033723831177</text:p>
          </table:table-cell>
          <table:table-cell table:number-columns-repeated="2" office:value-type="float" office:value="7251" calcext:value-type="float">
            <text:p>7251</text:p>
          </table:table-cell>
          <table:table-cell office:value-type="float" office:value="0.214768171310425" calcext:value-type="float">
            <text:p>0,214768171310425</text:p>
          </table:table-cell>
          <table:table-cell table:number-columns-repeated="2" office:value-type="float" office:value="3433" calcext:value-type="float">
            <text:p>3433</text:p>
          </table:table-cell>
          <table:table-cell office:value-type="float" office:value="10.0013196468353" calcext:value-type="float">
            <text:p>10,0013196468353</text:p>
          </table:table-cell>
          <table:table-cell table:number-columns-repeated="2" office:value-type="float" office:value="2273" calcext:value-type="float">
            <text:p>2273</text:p>
          </table:table-cell>
          <table:table-cell office:value-type="float" office:value="10.0036013126373" calcext:value-type="float">
            <text:p>10,0036013126373</text:p>
          </table:table-cell>
          <table:table-cell table:number-columns-repeated="2"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./data/50nodes/dis_33.txt</text:p>
          </table:table-cell>
          <table:table-cell office:value-type="float" office:value="0.0337538719177246" calcext:value-type="float">
            <text:p>0,033753871917725</text:p>
          </table:table-cell>
          <table:table-cell table:number-columns-repeated="2" office:value-type="float" office:value="7481" calcext:value-type="float">
            <text:p>7481</text:p>
          </table:table-cell>
          <table:table-cell office:value-type="float" office:value="0.157468318939209" calcext:value-type="float">
            <text:p>0,157468318939209</text:p>
          </table:table-cell>
          <table:table-cell table:number-columns-repeated="2" office:value-type="float" office:value="3080" calcext:value-type="float">
            <text:p>3080</text:p>
          </table:table-cell>
          <table:table-cell office:value-type="float" office:value="9.99686694145203" calcext:value-type="float">
            <text:p>9,99686694145203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0.011917591095" calcext:value-type="float">
            <text:p>10,011917591095</text:p>
          </table:table-cell>
          <table:table-cell table:number-columns-repeated="2"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./data/50nodes/dis_48.txt</text:p>
          </table:table-cell>
          <table:table-cell office:value-type="float" office:value="0.0361287593841553" calcext:value-type="float">
            <text:p>0,036128759384155</text:p>
          </table:table-cell>
          <table:table-cell table:number-columns-repeated="2" office:value-type="float" office:value="7107" calcext:value-type="float">
            <text:p>7107</text:p>
          </table:table-cell>
          <table:table-cell office:value-type="float" office:value="0.228090047836304" calcext:value-type="float">
            <text:p>0,228090047836304</text:p>
          </table:table-cell>
          <table:table-cell table:number-columns-repeated="2" office:value-type="float" office:value="3268" calcext:value-type="float">
            <text:p>3268</text:p>
          </table:table-cell>
          <table:table-cell office:value-type="float" office:value="9.99913954734802" calcext:value-type="float">
            <text:p>9,99913954734802</text:p>
          </table:table-cell>
          <table:table-cell table:number-columns-repeated="2" office:value-type="float" office:value="2355" calcext:value-type="float">
            <text:p>2355</text:p>
          </table:table-cell>
          <table:table-cell office:value-type="float" office:value="10.0179057121277" calcext:value-type="float">
            <text:p>10,0179057121277</text:p>
          </table:table-cell>
          <table:table-cell table:number-columns-repeated="2" office:value-type="float" office:value="4332" calcext:value-type="float">
            <text:p>43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./data/50nodes/dis_76.txt</text:p>
          </table:table-cell>
          <table:table-cell office:value-type="float" office:value="0.0119366645812988" calcext:value-type="float">
            <text:p>0,011936664581299</text:p>
          </table:table-cell>
          <table:table-cell table:number-columns-repeated="2" office:value-type="float" office:value="9026" calcext:value-type="float">
            <text:p>9026</text:p>
          </table:table-cell>
          <table:table-cell office:value-type="float" office:value="0.260945796966553" calcext:value-type="float">
            <text:p>0,260945796966553</text:p>
          </table:table-cell>
          <table:table-cell table:number-columns-repeated="2" office:value-type="float" office:value="3212" calcext:value-type="float">
            <text:p>3212</text:p>
          </table:table-cell>
          <table:table-cell office:value-type="float" office:value="9.99799227714539" calcext:value-type="float">
            <text:p>9,99799227714539</text:p>
          </table:table-cell>
          <table:table-cell table:number-columns-repeated="2" office:value-type="float" office:value="2274" calcext:value-type="float">
            <text:p>2274</text:p>
          </table:table-cell>
          <table:table-cell office:value-type="float" office:value="10.0181519985199" calcext:value-type="float">
            <text:p>10,0181519985199</text:p>
          </table:table-cell>
          <table:table-cell table:number-columns-repeated="2"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./data/50nodes/dis_99.txt</text:p>
          </table:table-cell>
          <table:table-cell office:value-type="float" office:value="0.0045466423034668" calcext:value-type="float">
            <text:p>0,004546642303467</text:p>
          </table:table-cell>
          <table:table-cell table:number-columns-repeated="2" office:value-type="float" office:value="8144" calcext:value-type="float">
            <text:p>8144</text:p>
          </table:table-cell>
          <table:table-cell office:value-type="float" office:value="0.211054086685181" calcext:value-type="float">
            <text:p>0,211054086685181</text:p>
          </table:table-cell>
          <table:table-cell table:number-columns-repeated="2" office:value-type="float" office:value="3510" calcext:value-type="float">
            <text:p>3510</text:p>
          </table:table-cell>
          <table:table-cell office:value-type="float" office:value="9.99685001373291" calcext:value-type="float">
            <text:p>9,99685001373291</text:p>
          </table:table-cell>
          <table:table-cell table:number-columns-repeated="2" office:value-type="float" office:value="2178" calcext:value-type="float">
            <text:p>2178</text:p>
          </table:table-cell>
          <table:table-cell office:value-type="float" office:value="10.0056726932526" calcext:value-type="float">
            <text:p>10,0056726932526</text:p>
          </table:table-cell>
          <table:table-cell table:number-columns-repeated="2"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./data/50nodes/dis_83.txt</text:p>
          </table:table-cell>
          <table:table-cell office:value-type="float" office:value="0.00555586814880371" calcext:value-type="float">
            <text:p>0,005555868148804</text:p>
          </table:table-cell>
          <table:table-cell table:number-columns-repeated="2" office:value-type="float" office:value="8355" calcext:value-type="float">
            <text:p>8355</text:p>
          </table:table-cell>
          <table:table-cell office:value-type="float" office:value="0.197116613388062" calcext:value-type="float">
            <text:p>0,197116613388062</text:p>
          </table:table-cell>
          <table:table-cell table:number-columns-repeated="2" office:value-type="float" office:value="3635" calcext:value-type="float">
            <text:p>3635</text:p>
          </table:table-cell>
          <table:table-cell office:value-type="float" office:value="9.99733471870422" calcext:value-type="float">
            <text:p>9,99733471870422</text:p>
          </table:table-cell>
          <table:table-cell table:number-columns-repeated="2" office:value-type="float" office:value="2189" calcext:value-type="float">
            <text:p>2189</text:p>
          </table:table-cell>
          <table:table-cell office:value-type="float" office:value="9.99688315391541" calcext:value-type="float">
            <text:p>9,99688315391541</text:p>
          </table:table-cell>
          <table:table-cell table:number-columns-repeated="2"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./data/50nodes/dis_15.txt</text:p>
          </table:table-cell>
          <table:table-cell office:value-type="float" office:value="0.00741839408874512" calcext:value-type="float">
            <text:p>0,007418394088745</text:p>
          </table:table-cell>
          <table:table-cell table:number-columns-repeated="2" office:value-type="float" office:value="8811" calcext:value-type="float">
            <text:p>8811</text:p>
          </table:table-cell>
          <table:table-cell office:value-type="float" office:value="0.339386701583862" calcext:value-type="float">
            <text:p>0,339386701583862</text:p>
          </table:table-cell>
          <table:table-cell table:number-columns-repeated="2" office:value-type="float" office:value="2619" calcext:value-type="float">
            <text:p>2619</text:p>
          </table:table-cell>
          <table:table-cell office:value-type="float" office:value="9.99729108810425" calcext:value-type="float">
            <text:p>9,99729108810425</text:p>
          </table:table-cell>
          <table:table-cell table:number-columns-repeated="2" office:value-type="float" office:value="2076" calcext:value-type="float">
            <text:p>2076</text:p>
          </table:table-cell>
          <table:table-cell office:value-type="float" office:value="10.0200734138489" calcext:value-type="float">
            <text:p>10,0200734138489</text:p>
          </table:table-cell>
          <table:table-cell table:number-columns-repeated="2" office:value-type="float" office:value="4569" calcext:value-type="float">
            <text:p>45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./data/50nodes/dis_45.txt</text:p>
          </table:table-cell>
          <table:table-cell office:value-type="float" office:value="0.0302753448486328" calcext:value-type="float">
            <text:p>0,030275344848633</text:p>
          </table:table-cell>
          <table:table-cell table:number-columns-repeated="2" office:value-type="float" office:value="6929" calcext:value-type="float">
            <text:p>6929</text:p>
          </table:table-cell>
          <table:table-cell office:value-type="float" office:value="0.138275384902954" calcext:value-type="float">
            <text:p>0,138275384902954</text:p>
          </table:table-cell>
          <table:table-cell table:number-columns-repeated="2" office:value-type="float" office:value="3877" calcext:value-type="float">
            <text:p>3877</text:p>
          </table:table-cell>
          <table:table-cell office:value-type="float" office:value="9.99864864349365" calcext:value-type="float">
            <text:p>9,99864864349365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float" office:value="10.0324923992157" calcext:value-type="float">
            <text:p>10,0324923992157</text:p>
          </table:table-cell>
          <table:table-cell table:number-columns-repeated="2" office:value-type="float" office:value="4483" calcext:value-type="float">
            <text:p>44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./data/50nodes/dis_95.txt</text:p>
          </table:table-cell>
          <table:table-cell office:value-type="float" office:value="0.00596022605895996" calcext:value-type="float">
            <text:p>0,00596022605896</text:p>
          </table:table-cell>
          <table:table-cell table:number-columns-repeated="2" office:value-type="float" office:value="8582" calcext:value-type="float">
            <text:p>8582</text:p>
          </table:table-cell>
          <table:table-cell office:value-type="float" office:value="0.241456985473633" calcext:value-type="float">
            <text:p>0,241456985473633</text:p>
          </table:table-cell>
          <table:table-cell table:number-columns-repeated="2" office:value-type="float" office:value="3582" calcext:value-type="float">
            <text:p>3582</text:p>
          </table:table-cell>
          <table:table-cell office:value-type="float" office:value="9.99943256378174" calcext:value-type="float">
            <text:p>9,99943256378174</text:p>
          </table:table-cell>
          <table:table-cell table:number-columns-repeated="2" office:value-type="float" office:value="2156" calcext:value-type="float">
            <text:p>2156</text:p>
          </table:table-cell>
          <table:table-cell office:value-type="float" office:value="9.99851775169373" calcext:value-type="float">
            <text:p>9,99851775169373</text:p>
          </table:table-cell>
          <table:table-cell table:number-columns-repeated="2"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./data/50nodes/dis_64.txt</text:p>
          </table:table-cell>
          <table:table-cell office:value-type="float" office:value="0.0244259834289551" calcext:value-type="float">
            <text:p>0,024425983428955</text:p>
          </table:table-cell>
          <table:table-cell table:number-columns-repeated="2" office:value-type="float" office:value="7509" calcext:value-type="float">
            <text:p>7509</text:p>
          </table:table-cell>
          <table:table-cell office:value-type="float" office:value="0.190737962722778" calcext:value-type="float">
            <text:p>0,190737962722778</text:p>
          </table:table-cell>
          <table:table-cell table:number-columns-repeated="2" office:value-type="float" office:value="2956" calcext:value-type="float">
            <text:p>2956</text:p>
          </table:table-cell>
          <table:table-cell office:value-type="float" office:value="9.99742650985718" calcext:value-type="float">
            <text:p>9,99742650985718</text:p>
          </table:table-cell>
          <table:table-cell table:number-columns-repeated="2" office:value-type="float" office:value="1982" calcext:value-type="float">
            <text:p>1982</text:p>
          </table:table-cell>
          <table:table-cell office:value-type="float" office:value="10.0307195186615" calcext:value-type="float">
            <text:p>10,0307195186615</text:p>
          </table:table-cell>
          <table:table-cell table:number-columns-repeated="2"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./data/50nodes/dis_44.txt</text:p>
          </table:table-cell>
          <table:table-cell office:value-type="float" office:value="0.0203759670257568" calcext:value-type="float">
            <text:p>0,020375967025757</text:p>
          </table:table-cell>
          <table:table-cell table:number-columns-repeated="2" office:value-type="float" office:value="7767" calcext:value-type="float">
            <text:p>7767</text:p>
          </table:table-cell>
          <table:table-cell office:value-type="float" office:value="0.228013515472412" calcext:value-type="float">
            <text:p>0,228013515472412</text:p>
          </table:table-cell>
          <table:table-cell table:number-columns-repeated="2" office:value-type="float" office:value="3280" calcext:value-type="float">
            <text:p>3280</text:p>
          </table:table-cell>
          <table:table-cell office:value-type="float" office:value="9.99674797058106" calcext:value-type="float">
            <text:p>9,99674797058106</text:p>
          </table:table-cell>
          <table:table-cell table:number-columns-repeated="2" office:value-type="float" office:value="1968" calcext:value-type="float">
            <text:p>1968</text:p>
          </table:table-cell>
          <table:table-cell office:value-type="float" office:value="10.0101954936981" calcext:value-type="float">
            <text:p>10,0101954936981</text:p>
          </table:table-cell>
          <table:table-cell table:number-columns-repeated="2"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./data/50nodes/dis_5.txt</text:p>
          </table:table-cell>
          <table:table-cell office:value-type="float" office:value="0.012357234954834" calcext:value-type="float">
            <text:p>0,012357234954834</text:p>
          </table:table-cell>
          <table:table-cell table:number-columns-repeated="2" office:value-type="float" office:value="7361" calcext:value-type="float">
            <text:p>7361</text:p>
          </table:table-cell>
          <table:table-cell office:value-type="float" office:value="0.160540819168091" calcext:value-type="float">
            <text:p>0,160540819168091</text:p>
          </table:table-cell>
          <table:table-cell table:number-columns-repeated="2" office:value-type="float" office:value="3911" calcext:value-type="float">
            <text:p>3911</text:p>
          </table:table-cell>
          <table:table-cell office:value-type="float" office:value="9.99706935882568" calcext:value-type="float">
            <text:p>9,99706935882568</text:p>
          </table:table-cell>
          <table:table-cell table:number-columns-repeated="2" office:value-type="float" office:value="2232" calcext:value-type="float">
            <text:p>2232</text:p>
          </table:table-cell>
          <table:table-cell office:value-type="float" office:value="10.0248231887817" calcext:value-type="float">
            <text:p>10,0248231887817</text:p>
          </table:table-cell>
          <table:table-cell table:number-columns-repeated="2"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./data/50nodes/dis_98.txt</text:p>
          </table:table-cell>
          <table:table-cell office:value-type="float" office:value="0.0253133773803711" calcext:value-type="float">
            <text:p>0,025313377380371</text:p>
          </table:table-cell>
          <table:table-cell table:number-columns-repeated="2" office:value-type="float" office:value="6883" calcext:value-type="float">
            <text:p>6883</text:p>
          </table:table-cell>
          <table:table-cell office:value-type="float" office:value="0.12584400177002" calcext:value-type="float">
            <text:p>0,12584400177002</text:p>
          </table:table-cell>
          <table:table-cell table:number-columns-repeated="2" office:value-type="float" office:value="4130" calcext:value-type="float">
            <text:p>4130</text:p>
          </table:table-cell>
          <table:table-cell office:value-type="float" office:value="9.99719858169556" calcext:value-type="float">
            <text:p>9,99719858169556</text:p>
          </table:table-cell>
          <table:table-cell table:number-columns-repeated="2" office:value-type="float" office:value="2210" calcext:value-type="float">
            <text:p>2210</text:p>
          </table:table-cell>
          <table:table-cell office:value-type="float" office:value="10.0012452602386" calcext:value-type="float">
            <text:p>10,0012452602386</text:p>
          </table:table-cell>
          <table:table-cell table:number-columns-repeated="2"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./data/50nodes/dis_58.txt</text:p>
          </table:table-cell>
          <table:table-cell office:value-type="float" office:value="0.00337600708007813" calcext:value-type="float">
            <text:p>0,003376007080078</text:p>
          </table:table-cell>
          <table:table-cell table:number-columns-repeated="2" office:value-type="float" office:value="9221" calcext:value-type="float">
            <text:p>9221</text:p>
          </table:table-cell>
          <table:table-cell office:value-type="float" office:value="0.180674552917481" calcext:value-type="float">
            <text:p>0,180674552917481</text:p>
          </table:table-cell>
          <table:table-cell table:number-columns-repeated="2" office:value-type="float" office:value="3462" calcext:value-type="float">
            <text:p>3462</text:p>
          </table:table-cell>
          <table:table-cell office:value-type="float" office:value="9.99843859672546" calcext:value-type="float">
            <text:p>9,99843859672546</text:p>
          </table:table-cell>
          <table:table-cell table:number-columns-repeated="2" office:value-type="float" office:value="1927" calcext:value-type="float">
            <text:p>1927</text:p>
          </table:table-cell>
          <table:table-cell office:value-type="float" office:value="10.023069858551" calcext:value-type="float">
            <text:p>10,023069858551</text:p>
          </table:table-cell>
          <table:table-cell table:number-columns-repeated="2"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./data/50nodes/dis_14.txt</text:p>
          </table:table-cell>
          <table:table-cell office:value-type="float" office:value="0.00807547569274902" calcext:value-type="float">
            <text:p>0,008075475692749</text:p>
          </table:table-cell>
          <table:table-cell table:number-columns-repeated="2" office:value-type="float" office:value="8807" calcext:value-type="float">
            <text:p>8807</text:p>
          </table:table-cell>
          <table:table-cell office:value-type="float" office:value="0.282511234283447" calcext:value-type="float">
            <text:p>0,282511234283447</text:p>
          </table:table-cell>
          <table:table-cell table:number-columns-repeated="2" office:value-type="float" office:value="3206" calcext:value-type="float">
            <text:p>3206</text:p>
          </table:table-cell>
          <table:table-cell office:value-type="float" office:value="9.99747371673584" calcext:value-type="float">
            <text:p>9,99747371673584</text:p>
          </table:table-cell>
          <table:table-cell table:number-columns-repeated="2" office:value-type="float" office:value="2124" calcext:value-type="float">
            <text:p>2124</text:p>
          </table:table-cell>
          <table:table-cell office:value-type="float" office:value="10.0147321224213" calcext:value-type="float">
            <text:p>10,0147321224213</text:p>
          </table:table-cell>
          <table:table-cell table:number-columns-repeated="2"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./data/50nodes/dis_10.txt</text:p>
          </table:table-cell>
          <table:table-cell office:value-type="float" office:value="0.011944055557251" calcext:value-type="float">
            <text:p>0,011944055557251</text:p>
          </table:table-cell>
          <table:table-cell table:number-columns-repeated="2" office:value-type="float" office:value="7944" calcext:value-type="float">
            <text:p>7944</text:p>
          </table:table-cell>
          <table:table-cell office:value-type="float" office:value="0.256747245788574" calcext:value-type="float">
            <text:p>0,256747245788574</text:p>
          </table:table-cell>
          <table:table-cell table:number-columns-repeated="2" office:value-type="float" office:value="2638" calcext:value-type="float">
            <text:p>2638</text:p>
          </table:table-cell>
          <table:table-cell office:value-type="float" office:value="9.99729490280151" calcext:value-type="float">
            <text:p>9,99729490280151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10.0100250244141" calcext:value-type="float">
            <text:p>10,0100250244141</text:p>
          </table:table-cell>
          <table:table-cell table:number-columns-repeated="2"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./data/50nodes/dis_68.txt</text:p>
          </table:table-cell>
          <table:table-cell office:value-type="float" office:value="0.00641250610351563" calcext:value-type="float">
            <text:p>0,006412506103516</text:p>
          </table:table-cell>
          <table:table-cell table:number-columns-repeated="2" office:value-type="float" office:value="9465" calcext:value-type="float">
            <text:p>9465</text:p>
          </table:table-cell>
          <table:table-cell office:value-type="float" office:value="0.182587623596191" calcext:value-type="float">
            <text:p>0,182587623596191</text:p>
          </table:table-cell>
          <table:table-cell table:number-columns-repeated="2" office:value-type="float" office:value="3210" calcext:value-type="float">
            <text:p>3210</text:p>
          </table:table-cell>
          <table:table-cell office:value-type="float" office:value="9.99685072898865" calcext:value-type="float">
            <text:p>9,99685072898865</text:p>
          </table:table-cell>
          <table:table-cell table:number-columns-repeated="2" office:value-type="float" office:value="2050" calcext:value-type="float">
            <text:p>2050</text:p>
          </table:table-cell>
          <table:table-cell office:value-type="float" office:value="10.0201857089996" calcext:value-type="float">
            <text:p>10,0201857089996</text:p>
          </table:table-cell>
          <table:table-cell table:number-columns-repeated="2"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./data/50nodes/dis_19.txt</text:p>
          </table:table-cell>
          <table:table-cell office:value-type="float" office:value="0.0270695686340332" calcext:value-type="float">
            <text:p>0,027069568634033</text:p>
          </table:table-cell>
          <table:table-cell table:number-columns-repeated="2" office:value-type="float" office:value="8350" calcext:value-type="float">
            <text:p>8350</text:p>
          </table:table-cell>
          <table:table-cell office:value-type="float" office:value="0.183418989181519" calcext:value-type="float">
            <text:p>0,183418989181519</text:p>
          </table:table-cell>
          <table:table-cell table:number-columns-repeated="2" office:value-type="float" office:value="3043" calcext:value-type="float">
            <text:p>3043</text:p>
          </table:table-cell>
          <table:table-cell office:value-type="float" office:value="9.9986424446106" calcext:value-type="float">
            <text:p>9,9986424446106</text:p>
          </table:table-cell>
          <table:table-cell table:number-columns-repeated="2" office:value-type="float" office:value="2066" calcext:value-type="float">
            <text:p>2066</text:p>
          </table:table-cell>
          <table:table-cell office:value-type="float" office:value="10.0364544391632" calcext:value-type="float">
            <text:p>10,0364544391632</text:p>
          </table:table-cell>
          <table:table-cell table:number-columns-repeated="2"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./data/50nodes/dis_39.txt</text:p>
          </table:table-cell>
          <table:table-cell office:value-type="float" office:value="0.0184369087219238" calcext:value-type="float">
            <text:p>0,018436908721924</text:p>
          </table:table-cell>
          <table:table-cell table:number-columns-repeated="2" office:value-type="float" office:value="7243" calcext:value-type="float">
            <text:p>7243</text:p>
          </table:table-cell>
          <table:table-cell office:value-type="float" office:value="0.216604471206665" calcext:value-type="float">
            <text:p>0,216604471206665</text:p>
          </table:table-cell>
          <table:table-cell table:number-columns-repeated="2" office:value-type="float" office:value="3805" calcext:value-type="float">
            <text:p>3805</text:p>
          </table:table-cell>
          <table:table-cell office:value-type="float" office:value="9.99783301353455" calcext:value-type="float">
            <text:p>9,99783301353455</text:p>
          </table:table-cell>
          <table:table-cell table:number-columns-repeated="2" office:value-type="float" office:value="2210" calcext:value-type="float">
            <text:p>2210</text:p>
          </table:table-cell>
          <table:table-cell office:value-type="float" office:value="10.0042240619659" calcext:value-type="float">
            <text:p>10,0042240619659</text:p>
          </table:table-cell>
          <table:table-cell table:number-columns-repeated="2" office:value-type="float" office:value="4241" calcext:value-type="float">
            <text:p>4241</text:p>
          </table:table-cell>
        </table:table-row>
        <table:table-row table:style-name="ro1">
          <table:table-cell table:number-columns-repeated="2"/>
          <table:table-cell table:formula="of:=SUM([.C2:.C101])" office:value-type="float" office:value="1.48079609870911" calcext:value-type="float">
            <text:p>1,48079609870911</text:p>
          </table:table-cell>
          <table:table-cell table:formula="of:=SUM([.D2:.D101])" office:value-type="float" office:value="802325" calcext:value-type="float">
            <text:p>802325</text:p>
          </table:table-cell>
          <table:table-cell table:formula="of:=SUM([.E2:.E101])" office:value-type="float" office:value="802325" calcext:value-type="float">
            <text:p>802325</text:p>
          </table:table-cell>
          <table:table-cell table:formula="of:=SUM([.F2:.F101])" office:value-type="float" office:value="21.2731599807739" calcext:value-type="float">
            <text:p>21,2731599807739</text:p>
          </table:table-cell>
          <table:table-cell table:formula="of:=SUM([.G2:.G101])" office:value-type="float" office:value="337459" calcext:value-type="float">
            <text:p>337459</text:p>
          </table:table-cell>
          <table:table-cell table:formula="of:=SUM([.H2:.H101])" office:value-type="float" office:value="337459" calcext:value-type="float">
            <text:p>337459</text:p>
          </table:table-cell>
          <table:table-cell table:formula="of:=SUM([.I2:.I101])" office:value-type="float" office:value="999.836313962937" calcext:value-type="float">
            <text:p>999,836313962937</text:p>
          </table:table-cell>
          <table:table-cell table:formula="of:=SUM([.J2:.J101])" office:value-type="float" office:value="211653" calcext:value-type="float">
            <text:p>211653</text:p>
          </table:table-cell>
          <table:table-cell table:formula="of:=SUM([.K2:.K101])" office:value-type="float" office:value="211653" calcext:value-type="float">
            <text:p>211653</text:p>
          </table:table-cell>
          <table:table-cell table:formula="of:=SUM([.L2:.L101])" office:value-type="float" office:value="1001.51932024956" calcext:value-type="float">
            <text:p>1001,51932024956</text:p>
          </table:table-cell>
          <table:table-cell table:formula="of:=SUM([.M2:.M101])" office:value-type="float" office:value="411087" calcext:value-type="float">
            <text:p>411087</text:p>
          </table:table-cell>
          <table:table-cell table:formula="of:=SUM([.N2:.N101])" office:value-type="float" office:value="411087" calcext:value-type="float">
            <text:p>4110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7:19:49.9957081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7:21:49.523620667</dc:date>
    <meta:editing-duration>PT3M7S</meta:editing-duration>
    <meta:editing-cycles>4</meta:editing-cycles>
    <meta:generator>LibreOffice/6.4.6.2$Linux_X86_64 LibreOffice_project/40$Build-2</meta:generator>
    <meta:document-statistic meta:table-count="1" meta:cell-count="1425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66cm" svg:y="0.172cm" chart:style-name="ch2">
          <text:p>5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1_maxs_10.0'.E1:'TESTBENCH_metaheu_ls_vnd_bvns_ts__niter_10_search_anxious_init_random_memory_10_times4ave_1_maxs_10.0'.E101 'TESTBENCH_metaheu_ls_vnd_bvns_ts__niter_10_search_anxious_init_random_memory_10_times4ave_1_maxs_10.0'.H1:'TESTBENCH_metaheu_ls_vnd_bvns_ts__niter_10_search_anxious_init_random_memory_10_times4ave_1_maxs_10.0'.H101 'TESTBENCH_metaheu_ls_vnd_bvns_ts__niter_10_search_anxious_init_random_memory_10_times4ave_1_maxs_10.0'.K1:'TESTBENCH_metaheu_ls_vnd_bvns_ts__niter_10_search_anxious_init_random_memory_10_times4ave_1_maxs_10.0'.K101 'TESTBENCH_metaheu_ls_vnd_bvns_ts__niter_10_search_anxious_init_random_memory_10_times4ave_1_maxs_10.0'.N1:'TESTBENCH_metaheu_ls_vnd_bvns_ts__niter_10_search_anxious_init_random_memory_10_times4ave_1_maxs_10.0'.N101" chart:data-source-has-labels="row" svg:x="0.405cm" svg:y="1.751cm" svg:width="34.597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1_maxs_10.0'.E2:'TESTBENCH_metaheu_ls_vnd_bvns_ts__niter_10_search_anxious_init_random_memory_10_times4ave_1_maxs_10.0'.E101" chart:label-cell-address="'TESTBENCH_metaheu_ls_vnd_bvns_ts__niter_10_search_anxious_init_random_memory_10_times4ave_1_maxs_10.0'.E1:'TESTBENCH_metaheu_ls_vnd_bvns_ts__niter_10_search_anxious_init_random_memory_10_times4ave_1_maxs_10.0'.E1" chart:class="chart:line">
            <chart:data-point chart:repeated="100"/>
          </chart:series>
          <chart:series chart:style-name="ch8" chart:values-cell-range-address="'TESTBENCH_metaheu_ls_vnd_bvns_ts__niter_10_search_anxious_init_random_memory_10_times4ave_1_maxs_10.0'.H2:'TESTBENCH_metaheu_ls_vnd_bvns_ts__niter_10_search_anxious_init_random_memory_10_times4ave_1_maxs_10.0'.H101" chart:label-cell-address="'TESTBENCH_metaheu_ls_vnd_bvns_ts__niter_10_search_anxious_init_random_memory_10_times4ave_1_maxs_10.0'.H1:'TESTBENCH_metaheu_ls_vnd_bvns_ts__niter_10_search_anxious_init_random_memory_10_times4ave_1_maxs_10.0'.H1" chart:class="chart:line">
            <chart:data-point chart:repeated="100"/>
          </chart:series>
          <chart:series chart:style-name="ch9" chart:values-cell-range-address="'TESTBENCH_metaheu_ls_vnd_bvns_ts__niter_10_search_anxious_init_random_memory_10_times4ave_1_maxs_10.0'.K2:'TESTBENCH_metaheu_ls_vnd_bvns_ts__niter_10_search_anxious_init_random_memory_10_times4ave_1_maxs_10.0'.K101" chart:label-cell-address="'TESTBENCH_metaheu_ls_vnd_bvns_ts__niter_10_search_anxious_init_random_memory_10_times4ave_1_maxs_10.0'.K1:'TESTBENCH_metaheu_ls_vnd_bvns_ts__niter_10_search_anxious_init_random_memory_10_times4ave_1_maxs_10.0'.K1" chart:class="chart:line">
            <chart:data-point chart:repeated="100"/>
          </chart:series>
          <chart:series chart:style-name="ch10" chart:values-cell-range-address="'TESTBENCH_metaheu_ls_vnd_bvns_ts__niter_10_search_anxious_init_random_memory_10_times4ave_1_maxs_10.0'.N2:'TESTBENCH_metaheu_ls_vnd_bvns_ts__niter_10_search_anxious_init_random_memory_10_times4ave_1_maxs_10.0'.N101" chart:label-cell-address="'TESTBENCH_metaheu_ls_vnd_bvns_ts__niter_10_search_anxious_init_random_memory_10_times4ave_1_maxs_10.0'.N1:'TESTBENCH_metaheu_ls_vnd_bvns_ts__niter_10_search_anxious_init_random_memory_10_times4ave_1_maxs_10.0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1_maxs_10.0'.E1:'TESTBENCH_metaheu_ls_vnd_bvns_ts__niter_10_search_anxious_init_random_memory_10_times4ave_1_maxs_10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1_maxs_10.0'.H1:'TESTBENCH_metaheu_ls_vnd_bvns_ts__niter_10_search_anxious_init_random_memory_10_times4ave_1_maxs_10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1_maxs_10.0'.K1:'TESTBENCH_metaheu_ls_vnd_bvns_ts__niter_10_search_anxious_init_random_memory_10_times4ave_1_maxs_10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1_maxs_10.0'.N1:'TESTBENCH_metaheu_ls_vnd_bvns_ts__niter_10_search_anxious_init_random_memory_10_times4ave_1_maxs_10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22">
                <text:p>7722</text:p>
                <draw:g>
                  <svg:desc>'TESTBENCH_metaheu_ls_vnd_bvns_ts__niter_10_search_anxious_init_random_memory_10_times4ave_1_maxs_10.0'.E2:'TESTBENCH_metaheu_ls_vnd_bvns_ts__niter_10_search_anxious_init_random_memory_10_times4ave_1_maxs_10.0'.E101</svg:desc>
                </draw:g>
              </table:table-cell>
              <table:table-cell office:value-type="float" office:value="3764">
                <text:p>3764</text:p>
                <draw:g>
                  <svg:desc>'TESTBENCH_metaheu_ls_vnd_bvns_ts__niter_10_search_anxious_init_random_memory_10_times4ave_1_maxs_10.0'.H2:'TESTBENCH_metaheu_ls_vnd_bvns_ts__niter_10_search_anxious_init_random_memory_10_times4ave_1_maxs_10.0'.H101</svg:desc>
                </draw:g>
              </table:table-cell>
              <table:table-cell office:value-type="float" office:value="2125">
                <text:p>2125</text:p>
                <draw:g>
                  <svg:desc>'TESTBENCH_metaheu_ls_vnd_bvns_ts__niter_10_search_anxious_init_random_memory_10_times4ave_1_maxs_10.0'.K2:'TESTBENCH_metaheu_ls_vnd_bvns_ts__niter_10_search_anxious_init_random_memory_10_times4ave_1_maxs_10.0'.K101</svg:desc>
                </draw:g>
              </table:table-cell>
              <table:table-cell office:value-type="float" office:value="3605">
                <text:p>3605</text:p>
                <draw:g>
                  <svg:desc>'TESTBENCH_metaheu_ls_vnd_bvns_ts__niter_10_search_anxious_init_random_memory_10_times4ave_1_maxs_10.0'.N2:'TESTBENCH_metaheu_ls_vnd_bvns_ts__niter_10_search_anxious_init_random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56">
                <text:p>8556</text:p>
              </table:table-cell>
              <table:table-cell office:value-type="float" office:value="3312">
                <text:p>3312</text:p>
              </table:table-cell>
              <table:table-cell office:value-type="float" office:value="2047">
                <text:p>2047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66">
                <text:p>8466</text:p>
              </table:table-cell>
              <table:table-cell office:value-type="float" office:value="3940">
                <text:p>3940</text:p>
              </table:table-cell>
              <table:table-cell office:value-type="float" office:value="2234">
                <text:p>2234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21">
                <text:p>9321</text:p>
              </table:table-cell>
              <table:table-cell office:value-type="float" office:value="3803">
                <text:p>3803</text:p>
              </table:table-cell>
              <table:table-cell office:value-type="float" office:value="2099">
                <text:p>2099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82">
                <text:p>7182</text:p>
              </table:table-cell>
              <table:table-cell office:value-type="float" office:value="3748">
                <text:p>3748</text:p>
              </table:table-cell>
              <table:table-cell office:value-type="float" office:value="2193">
                <text:p>2193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76">
                <text:p>8776</text:p>
              </table:table-cell>
              <table:table-cell office:value-type="float" office:value="3190">
                <text:p>3190</text:p>
              </table:table-cell>
              <table:table-cell office:value-type="float" office:value="2206">
                <text:p>2206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18">
                <text:p>7518</text:p>
              </table:table-cell>
              <table:table-cell office:value-type="float" office:value="4243">
                <text:p>4243</text:p>
              </table:table-cell>
              <table:table-cell office:value-type="float" office:value="1960">
                <text:p>1960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11">
                <text:p>8311</text:p>
              </table:table-cell>
              <table:table-cell office:value-type="float" office:value="3015">
                <text:p>3015</text:p>
              </table:table-cell>
              <table:table-cell office:value-type="float" office:value="2177">
                <text:p>2177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87">
                <text:p>7987</text:p>
              </table:table-cell>
              <table:table-cell office:value-type="float" office:value="3244">
                <text:p>3244</text:p>
              </table:table-cell>
              <table:table-cell office:value-type="float" office:value="2145">
                <text:p>2145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35">
                <text:p>7135</text:p>
              </table:table-cell>
              <table:table-cell office:value-type="float" office:value="3402">
                <text:p>3402</text:p>
              </table:table-cell>
              <table:table-cell office:value-type="float" office:value="2131">
                <text:p>2131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16">
                <text:p>8616</text:p>
              </table:table-cell>
              <table:table-cell office:value-type="float" office:value="2859">
                <text:p>2859</text:p>
              </table:table-cell>
              <table:table-cell office:value-type="float" office:value="2054">
                <text:p>2054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21">
                <text:p>8021</text:p>
              </table:table-cell>
              <table:table-cell office:value-type="float" office:value="3440">
                <text:p>3440</text:p>
              </table:table-cell>
              <table:table-cell office:value-type="float" office:value="2223">
                <text:p>2223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06">
                <text:p>7606</text:p>
              </table:table-cell>
              <table:table-cell office:value-type="float" office:value="3100">
                <text:p>3100</text:p>
              </table:table-cell>
              <table:table-cell office:value-type="float" office:value="1976">
                <text:p>1976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19">
                <text:p>7619</text:p>
              </table:table-cell>
              <table:table-cell office:value-type="float" office:value="3869">
                <text:p>3869</text:p>
              </table:table-cell>
              <table:table-cell office:value-type="float" office:value="2122">
                <text:p>2122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81">
                <text:p>7981</text:p>
              </table:table-cell>
              <table:table-cell office:value-type="float" office:value="3008">
                <text:p>3008</text:p>
              </table:table-cell>
              <table:table-cell office:value-type="float" office:value="1994">
                <text:p>1994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68">
                <text:p>8168</text:p>
              </table:table-cell>
              <table:table-cell office:value-type="float" office:value="3842">
                <text:p>3842</text:p>
              </table:table-cell>
              <table:table-cell office:value-type="float" office:value="2148">
                <text:p>2148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59">
                <text:p>7659</text:p>
              </table:table-cell>
              <table:table-cell office:value-type="float" office:value="3472">
                <text:p>3472</text:p>
              </table:table-cell>
              <table:table-cell office:value-type="float" office:value="2012">
                <text:p>2012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56">
                <text:p>7356</text:p>
              </table:table-cell>
              <table:table-cell office:value-type="float" office:value="3143">
                <text:p>3143</text:p>
              </table:table-cell>
              <table:table-cell office:value-type="float" office:value="2068">
                <text:p>2068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23">
                <text:p>8523</text:p>
              </table:table-cell>
              <table:table-cell office:value-type="float" office:value="3196">
                <text:p>3196</text:p>
              </table:table-cell>
              <table:table-cell office:value-type="float" office:value="2074">
                <text:p>2074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79">
                <text:p>9179</text:p>
              </table:table-cell>
              <table:table-cell office:value-type="float" office:value="3737">
                <text:p>3737</text:p>
              </table:table-cell>
              <table:table-cell office:value-type="float" office:value="1963">
                <text:p>1963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40">
                <text:p>8340</text:p>
              </table:table-cell>
              <table:table-cell office:value-type="float" office:value="3386">
                <text:p>3386</text:p>
              </table:table-cell>
              <table:table-cell office:value-type="float" office:value="2137">
                <text:p>2137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09">
                <text:p>7309</text:p>
              </table:table-cell>
              <table:table-cell office:value-type="float" office:value="2955">
                <text:p>2955</text:p>
              </table:table-cell>
              <table:table-cell office:value-type="float" office:value="1971">
                <text:p>1971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23">
                <text:p>7723</text:p>
              </table:table-cell>
              <table:table-cell office:value-type="float" office:value="3216">
                <text:p>3216</text:p>
              </table:table-cell>
              <table:table-cell office:value-type="float" office:value="2102">
                <text:p>2102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78">
                <text:p>8478</text:p>
              </table:table-cell>
              <table:table-cell office:value-type="float" office:value="3004">
                <text:p>3004</text:p>
              </table:table-cell>
              <table:table-cell office:value-type="float" office:value="2195">
                <text:p>2195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52">
                <text:p>9052</text:p>
              </table:table-cell>
              <table:table-cell office:value-type="float" office:value="3298">
                <text:p>3298</text:p>
              </table:table-cell>
              <table:table-cell office:value-type="float" office:value="2171">
                <text:p>2171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65">
                <text:p>8465</text:p>
              </table:table-cell>
              <table:table-cell office:value-type="float" office:value="2689">
                <text:p>2689</text:p>
              </table:table-cell>
              <table:table-cell office:value-type="float" office:value="2030">
                <text:p>203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52">
                <text:p>8052</text:p>
              </table:table-cell>
              <table:table-cell office:value-type="float" office:value="3496">
                <text:p>3496</text:p>
              </table:table-cell>
              <table:table-cell office:value-type="float" office:value="2123">
                <text:p>2123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80">
                <text:p>6680</text:p>
              </table:table-cell>
              <table:table-cell office:value-type="float" office:value="3624">
                <text:p>3624</text:p>
              </table:table-cell>
              <table:table-cell office:value-type="float" office:value="2176">
                <text:p>2176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59">
                <text:p>6759</text:p>
              </table:table-cell>
              <table:table-cell office:value-type="float" office:value="4021">
                <text:p>4021</text:p>
              </table:table-cell>
              <table:table-cell office:value-type="float" office:value="2167">
                <text:p>2167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14">
                <text:p>8914</text:p>
              </table:table-cell>
              <table:table-cell office:value-type="float" office:value="3067">
                <text:p>3067</text:p>
              </table:table-cell>
              <table:table-cell office:value-type="float" office:value="2193">
                <text:p>2193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82">
                <text:p>8682</text:p>
              </table:table-cell>
              <table:table-cell office:value-type="float" office:value="3128">
                <text:p>3128</text:p>
              </table:table-cell>
              <table:table-cell office:value-type="float" office:value="1990">
                <text:p>1990</text:p>
              </table:table-cell>
              <table:table-cell office:value-type="float" office:value="4178">
                <text:p>41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81">
                <text:p>6681</text:p>
              </table:table-cell>
              <table:table-cell office:value-type="float" office:value="3633">
                <text:p>3633</text:p>
              </table:table-cell>
              <table:table-cell office:value-type="float" office:value="2120">
                <text:p>2120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79">
                <text:p>7279</text:p>
              </table:table-cell>
              <table:table-cell office:value-type="float" office:value="3808">
                <text:p>3808</text:p>
              </table:table-cell>
              <table:table-cell office:value-type="float" office:value="2170">
                <text:p>2170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37">
                <text:p>8637</text:p>
              </table:table-cell>
              <table:table-cell office:value-type="float" office:value="3533">
                <text:p>3533</text:p>
              </table:table-cell>
              <table:table-cell office:value-type="float" office:value="2108">
                <text:p>2108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79">
                <text:p>7679</text:p>
              </table:table-cell>
              <table:table-cell office:value-type="float" office:value="3495">
                <text:p>3495</text:p>
              </table:table-cell>
              <table:table-cell office:value-type="float" office:value="1909">
                <text:p>1909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81">
                <text:p>7781</text:p>
              </table:table-cell>
              <table:table-cell office:value-type="float" office:value="3547">
                <text:p>3547</text:p>
              </table:table-cell>
              <table:table-cell office:value-type="float" office:value="2075">
                <text:p>2075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96">
                <text:p>7596</text:p>
              </table:table-cell>
              <table:table-cell office:value-type="float" office:value="3251">
                <text:p>3251</text:p>
              </table:table-cell>
              <table:table-cell office:value-type="float" office:value="2113">
                <text:p>211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21">
                <text:p>8021</text:p>
              </table:table-cell>
              <table:table-cell office:value-type="float" office:value="3806">
                <text:p>3806</text:p>
              </table:table-cell>
              <table:table-cell office:value-type="float" office:value="2130">
                <text:p>2130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44">
                <text:p>7944</text:p>
              </table:table-cell>
              <table:table-cell office:value-type="float" office:value="3096">
                <text:p>3096</text:p>
              </table:table-cell>
              <table:table-cell office:value-type="float" office:value="2136">
                <text:p>2136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77">
                <text:p>7977</text:p>
              </table:table-cell>
              <table:table-cell office:value-type="float" office:value="3120">
                <text:p>3120</text:p>
              </table:table-cell>
              <table:table-cell office:value-type="float" office:value="2133">
                <text:p>2133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27">
                <text:p>8327</text:p>
              </table:table-cell>
              <table:table-cell office:value-type="float" office:value="3290">
                <text:p>3290</text:p>
              </table:table-cell>
              <table:table-cell office:value-type="float" office:value="2214">
                <text:p>2214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7">
                <text:p>7327</text:p>
              </table:table-cell>
              <table:table-cell office:value-type="float" office:value="3040">
                <text:p>3040</text:p>
              </table:table-cell>
              <table:table-cell office:value-type="float" office:value="2063">
                <text:p>2063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77">
                <text:p>6877</text:p>
              </table:table-cell>
              <table:table-cell office:value-type="float" office:value="3368">
                <text:p>3368</text:p>
              </table:table-cell>
              <table:table-cell office:value-type="float" office:value="2127">
                <text:p>2127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11">
                <text:p>8111</text:p>
              </table:table-cell>
              <table:table-cell office:value-type="float" office:value="3105">
                <text:p>3105</text:p>
              </table:table-cell>
              <table:table-cell office:value-type="float" office:value="2060">
                <text:p>2060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16">
                <text:p>8316</text:p>
              </table:table-cell>
              <table:table-cell office:value-type="float" office:value="3649">
                <text:p>3649</text:p>
              </table:table-cell>
              <table:table-cell office:value-type="float" office:value="1970">
                <text:p>1970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65">
                <text:p>7965</text:p>
              </table:table-cell>
              <table:table-cell office:value-type="float" office:value="3349">
                <text:p>3349</text:p>
              </table:table-cell>
              <table:table-cell office:value-type="float" office:value="2322">
                <text:p>2322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66">
                <text:p>7666</text:p>
              </table:table-cell>
              <table:table-cell office:value-type="float" office:value="4011">
                <text:p>4011</text:p>
              </table:table-cell>
              <table:table-cell office:value-type="float" office:value="2058">
                <text:p>2058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98">
                <text:p>6998</text:p>
              </table:table-cell>
              <table:table-cell office:value-type="float" office:value="2932">
                <text:p>2932</text:p>
              </table:table-cell>
              <table:table-cell office:value-type="float" office:value="2176">
                <text:p>2176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51">
                <text:p>9151</text:p>
              </table:table-cell>
              <table:table-cell office:value-type="float" office:value="3234">
                <text:p>3234</text:p>
              </table:table-cell>
              <table:table-cell office:value-type="float" office:value="2278">
                <text:p>2278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53">
                <text:p>8853</text:p>
              </table:table-cell>
              <table:table-cell office:value-type="float" office:value="3382">
                <text:p>3382</text:p>
              </table:table-cell>
              <table:table-cell office:value-type="float" office:value="2137">
                <text:p>2137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78">
                <text:p>7678</text:p>
              </table:table-cell>
              <table:table-cell office:value-type="float" office:value="2878">
                <text:p>2878</text:p>
              </table:table-cell>
              <table:table-cell office:value-type="float" office:value="2078">
                <text:p>2078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244">
                <text:p>9244</text:p>
              </table:table-cell>
              <table:table-cell office:value-type="float" office:value="3835">
                <text:p>3835</text:p>
              </table:table-cell>
              <table:table-cell office:value-type="float" office:value="2031">
                <text:p>2031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55">
                <text:p>7555</text:p>
              </table:table-cell>
              <table:table-cell office:value-type="float" office:value="3318">
                <text:p>3318</text:p>
              </table:table-cell>
              <table:table-cell office:value-type="float" office:value="2254">
                <text:p>2254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30">
                <text:p>9030</text:p>
              </table:table-cell>
              <table:table-cell office:value-type="float" office:value="2992">
                <text:p>2992</text:p>
              </table:table-cell>
              <table:table-cell office:value-type="float" office:value="2062">
                <text:p>2062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64">
                <text:p>7864</text:p>
              </table:table-cell>
              <table:table-cell office:value-type="float" office:value="3354">
                <text:p>3354</text:p>
              </table:table-cell>
              <table:table-cell office:value-type="float" office:value="2282">
                <text:p>2282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61">
                <text:p>7861</text:p>
              </table:table-cell>
              <table:table-cell office:value-type="float" office:value="2880">
                <text:p>2880</text:p>
              </table:table-cell>
              <table:table-cell office:value-type="float" office:value="2173">
                <text:p>2173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55">
                <text:p>7455</text:p>
              </table:table-cell>
              <table:table-cell office:value-type="float" office:value="3370">
                <text:p>3370</text:p>
              </table:table-cell>
              <table:table-cell office:value-type="float" office:value="2072">
                <text:p>2072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05">
                <text:p>7405</text:p>
              </table:table-cell>
              <table:table-cell office:value-type="float" office:value="3267">
                <text:p>3267</text:p>
              </table:table-cell>
              <table:table-cell office:value-type="float" office:value="2102">
                <text:p>2102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34">
                <text:p>9134</text:p>
              </table:table-cell>
              <table:table-cell office:value-type="float" office:value="3802">
                <text:p>3802</text:p>
              </table:table-cell>
              <table:table-cell office:value-type="float" office:value="2296">
                <text:p>2296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80">
                <text:p>7680</text:p>
              </table:table-cell>
              <table:table-cell office:value-type="float" office:value="3490">
                <text:p>3490</text:p>
              </table:table-cell>
              <table:table-cell office:value-type="float" office:value="2015">
                <text:p>2015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08">
                <text:p>8208</text:p>
              </table:table-cell>
              <table:table-cell office:value-type="float" office:value="2938">
                <text:p>2938</text:p>
              </table:table-cell>
              <table:table-cell office:value-type="float" office:value="2217">
                <text:p>2217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61">
                <text:p>8161</text:p>
              </table:table-cell>
              <table:table-cell office:value-type="float" office:value="3459">
                <text:p>3459</text:p>
              </table:table-cell>
              <table:table-cell office:value-type="float" office:value="2192">
                <text:p>2192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32">
                <text:p>8432</text:p>
              </table:table-cell>
              <table:table-cell office:value-type="float" office:value="3681">
                <text:p>3681</text:p>
              </table:table-cell>
              <table:table-cell office:value-type="float" office:value="2131">
                <text:p>2131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27">
                <text:p>8627</text:p>
              </table:table-cell>
              <table:table-cell office:value-type="float" office:value="2801">
                <text:p>2801</text:p>
              </table:table-cell>
              <table:table-cell office:value-type="float" office:value="2245">
                <text:p>2245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78">
                <text:p>7878</text:p>
              </table:table-cell>
              <table:table-cell office:value-type="float" office:value="3319">
                <text:p>3319</text:p>
              </table:table-cell>
              <table:table-cell office:value-type="float" office:value="2065">
                <text:p>2065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93">
                <text:p>9393</text:p>
              </table:table-cell>
              <table:table-cell office:value-type="float" office:value="3591">
                <text:p>3591</text:p>
              </table:table-cell>
              <table:table-cell office:value-type="float" office:value="2099">
                <text:p>2099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60">
                <text:p>7260</text:p>
              </table:table-cell>
              <table:table-cell office:value-type="float" office:value="3370">
                <text:p>3370</text:p>
              </table:table-cell>
              <table:table-cell office:value-type="float" office:value="2218">
                <text:p>2218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81">
                <text:p>6581</text:p>
              </table:table-cell>
              <table:table-cell office:value-type="float" office:value="3320">
                <text:p>3320</text:p>
              </table:table-cell>
              <table:table-cell office:value-type="float" office:value="1988">
                <text:p>1988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34">
                <text:p>8234</text:p>
              </table:table-cell>
              <table:table-cell office:value-type="float" office:value="3128">
                <text:p>3128</text:p>
              </table:table-cell>
              <table:table-cell office:value-type="float" office:value="2108">
                <text:p>2108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95">
                <text:p>8595</text:p>
              </table:table-cell>
              <table:table-cell office:value-type="float" office:value="3648">
                <text:p>3648</text:p>
              </table:table-cell>
              <table:table-cell office:value-type="float" office:value="1955">
                <text:p>1955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80">
                <text:p>9080</text:p>
              </table:table-cell>
              <table:table-cell office:value-type="float" office:value="3080">
                <text:p>3080</text:p>
              </table:table-cell>
              <table:table-cell office:value-type="float" office:value="2101">
                <text:p>2101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86">
                <text:p>7986</text:p>
              </table:table-cell>
              <table:table-cell office:value-type="float" office:value="3600">
                <text:p>3600</text:p>
              </table:table-cell>
              <table:table-cell office:value-type="float" office:value="2311">
                <text:p>2311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82">
                <text:p>6182</text:p>
              </table:table-cell>
              <table:table-cell office:value-type="float" office:value="3863">
                <text:p>3863</text:p>
              </table:table-cell>
              <table:table-cell office:value-type="float" office:value="2152">
                <text:p>2152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85">
                <text:p>8585</text:p>
              </table:table-cell>
              <table:table-cell office:value-type="float" office:value="3356">
                <text:p>3356</text:p>
              </table:table-cell>
              <table:table-cell office:value-type="float" office:value="2139">
                <text:p>2139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57">
                <text:p>8657</text:p>
              </table:table-cell>
              <table:table-cell office:value-type="float" office:value="3607">
                <text:p>3607</text:p>
              </table:table-cell>
              <table:table-cell office:value-type="float" office:value="2032">
                <text:p>2032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911">
                <text:p>8911</text:p>
              </table:table-cell>
              <table:table-cell office:value-type="float" office:value="3426">
                <text:p>3426</text:p>
              </table:table-cell>
              <table:table-cell office:value-type="float" office:value="2186">
                <text:p>2186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49">
                <text:p>7149</text:p>
              </table:table-cell>
              <table:table-cell office:value-type="float" office:value="3160">
                <text:p>3160</text:p>
              </table:table-cell>
              <table:table-cell office:value-type="float" office:value="2024">
                <text:p>2024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52">
                <text:p>7252</text:p>
              </table:table-cell>
              <table:table-cell office:value-type="float" office:value="3255">
                <text:p>3255</text:p>
              </table:table-cell>
              <table:table-cell office:value-type="float" office:value="1960">
                <text:p>1960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78">
                <text:p>8578</text:p>
              </table:table-cell>
              <table:table-cell office:value-type="float" office:value="2903">
                <text:p>2903</text:p>
              </table:table-cell>
              <table:table-cell office:value-type="float" office:value="1925">
                <text:p>1925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33">
                <text:p>7033</text:p>
              </table:table-cell>
              <table:table-cell office:value-type="float" office:value="4398">
                <text:p>4398</text:p>
              </table:table-cell>
              <table:table-cell office:value-type="float" office:value="2138">
                <text:p>2138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59">
                <text:p>9059</text:p>
              </table:table-cell>
              <table:table-cell office:value-type="float" office:value="2653">
                <text:p>2653</text:p>
              </table:table-cell>
              <table:table-cell office:value-type="float" office:value="2028">
                <text:p>202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51">
                <text:p>7251</text:p>
              </table:table-cell>
              <table:table-cell office:value-type="float" office:value="3433">
                <text:p>3433</text:p>
              </table:table-cell>
              <table:table-cell office:value-type="float" office:value="2273">
                <text:p>2273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81">
                <text:p>7481</text:p>
              </table:table-cell>
              <table:table-cell office:value-type="float" office:value="3080">
                <text:p>3080</text:p>
              </table:table-cell>
              <table:table-cell office:value-type="float" office:value="2025">
                <text:p>2025</text:p>
              </table:table-cell>
              <table:table-cell office:value-type="float" office:value="4161">
                <text:p>4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07">
                <text:p>7107</text:p>
              </table:table-cell>
              <table:table-cell office:value-type="float" office:value="3268">
                <text:p>3268</text:p>
              </table:table-cell>
              <table:table-cell office:value-type="float" office:value="2355">
                <text:p>2355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26">
                <text:p>9026</text:p>
              </table:table-cell>
              <table:table-cell office:value-type="float" office:value="3212">
                <text:p>3212</text:p>
              </table:table-cell>
              <table:table-cell office:value-type="float" office:value="2274">
                <text:p>2274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44">
                <text:p>8144</text:p>
              </table:table-cell>
              <table:table-cell office:value-type="float" office:value="3510">
                <text:p>3510</text:p>
              </table:table-cell>
              <table:table-cell office:value-type="float" office:value="2178">
                <text:p>2178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355">
                <text:p>8355</text:p>
              </table:table-cell>
              <table:table-cell office:value-type="float" office:value="3635">
                <text:p>3635</text:p>
              </table:table-cell>
              <table:table-cell office:value-type="float" office:value="2189">
                <text:p>2189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11">
                <text:p>8811</text:p>
              </table:table-cell>
              <table:table-cell office:value-type="float" office:value="2619">
                <text:p>2619</text:p>
              </table:table-cell>
              <table:table-cell office:value-type="float" office:value="2076">
                <text:p>2076</text:p>
              </table:table-cell>
              <table:table-cell office:value-type="float" office:value="4569">
                <text:p>45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29">
                <text:p>6929</text:p>
              </table:table-cell>
              <table:table-cell office:value-type="float" office:value="3877">
                <text:p>3877</text:p>
              </table:table-cell>
              <table:table-cell office:value-type="float" office:value="2119">
                <text:p>2119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82">
                <text:p>8582</text:p>
              </table:table-cell>
              <table:table-cell office:value-type="float" office:value="3582">
                <text:p>3582</text:p>
              </table:table-cell>
              <table:table-cell office:value-type="float" office:value="2156">
                <text:p>2156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09">
                <text:p>7509</text:p>
              </table:table-cell>
              <table:table-cell office:value-type="float" office:value="2956">
                <text:p>2956</text:p>
              </table:table-cell>
              <table:table-cell office:value-type="float" office:value="1982">
                <text:p>1982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67">
                <text:p>7767</text:p>
              </table:table-cell>
              <table:table-cell office:value-type="float" office:value="3280">
                <text:p>3280</text:p>
              </table:table-cell>
              <table:table-cell office:value-type="float" office:value="1968">
                <text:p>1968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61">
                <text:p>7361</text:p>
              </table:table-cell>
              <table:table-cell office:value-type="float" office:value="3911">
                <text:p>3911</text:p>
              </table:table-cell>
              <table:table-cell office:value-type="float" office:value="2232">
                <text:p>223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83">
                <text:p>6883</text:p>
              </table:table-cell>
              <table:table-cell office:value-type="float" office:value="4130">
                <text:p>4130</text:p>
              </table:table-cell>
              <table:table-cell office:value-type="float" office:value="2210">
                <text:p>2210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21">
                <text:p>9221</text:p>
              </table:table-cell>
              <table:table-cell office:value-type="float" office:value="3462">
                <text:p>3462</text:p>
              </table:table-cell>
              <table:table-cell office:value-type="float" office:value="1927">
                <text:p>1927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07">
                <text:p>8807</text:p>
              </table:table-cell>
              <table:table-cell office:value-type="float" office:value="3206">
                <text:p>3206</text:p>
              </table:table-cell>
              <table:table-cell office:value-type="float" office:value="2124">
                <text:p>2124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44">
                <text:p>7944</text:p>
              </table:table-cell>
              <table:table-cell office:value-type="float" office:value="2638">
                <text:p>2638</text:p>
              </table:table-cell>
              <table:table-cell office:value-type="float" office:value="2155">
                <text:p>2155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65">
                <text:p>9465</text:p>
              </table:table-cell>
              <table:table-cell office:value-type="float" office:value="3210">
                <text:p>3210</text:p>
              </table:table-cell>
              <table:table-cell office:value-type="float" office:value="2050">
                <text:p>2050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350">
                <text:p>8350</text:p>
              </table:table-cell>
              <table:table-cell office:value-type="float" office:value="3043">
                <text:p>3043</text:p>
              </table:table-cell>
              <table:table-cell office:value-type="float" office:value="2066">
                <text:p>2066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43">
                <text:p>7243</text:p>
              </table:table-cell>
              <table:table-cell office:value-type="float" office:value="3805">
                <text:p>3805</text:p>
              </table:table-cell>
              <table:table-cell office:value-type="float" office:value="2210">
                <text:p>2210</text:p>
              </table:table-cell>
              <table:table-cell office:value-type="float" office:value="4241">
                <text:p>42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